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7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38cm"/>
    </style:style>
    <style:style style:name="gr23" style:family="graphic" style:parent-style-name="objectwithoutfill">
      <style:graphic-properties draw:stroke="dash" draw:stroke-dash="Fine_20_Dotted" svg:stroke-color="#6666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.892cm"/>
    </style:style>
    <style:style style:name="gr27" style:family="graphic" style:parent-style-name="objectwithoutfill">
      <style:graphic-properties draw:fill="none" draw:fill-hatch-solid="false" draw:textarea-vertical-align="middle"/>
    </style:style>
    <style:style style:name="gr28" style:family="graphic" style:parent-style-name="standard">
      <style:graphic-properties draw:fill="hatch" draw:fill-hatch-name="Black_20_45_20_Degrees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4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5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6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7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8" style:family="graphic" style:parent-style-name="standard" style:list-style-name="L1">
      <style:graphic-properties draw:stroke="solid" draw:stroke-dash="Dashed_20__28_var_29__20_1" svg:stroke-width="0.03cm" svg:stroke-color="#000000" draw:marker-start-width="0.206cm" draw:marker-start-center="false" draw:marker-end-width="0.206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-0.018cm" fo:padding-bottom="-0.018cm" fo:padding-left="-0.018cm" fo:padding-right="-0.018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/>
    </style:style>
    <style:style style:name="gr39" style:family="graphic" style:parent-style-name="standard">
      <style:graphic-properties draw:stroke="solid" svg:stroke-width="0.026cm" svg:stroke-color="#000000" svg:stroke-opacity="100%" draw:fill="none" fo:padding-top="-0.02cm" fo:padding-bottom="-0.02cm" fo:padding-left="-0.02cm" fo:padding-right="-0.02cm"/>
    </style:style>
    <style:style style:name="gr40" style:family="graphic" style:parent-style-name="standard">
      <style:graphic-properties draw:stroke="solid" svg:stroke-width="0.035cm" svg:stroke-color="#000000" svg:stroke-opacity="100%" draw:fill="solid" draw:fill-color="#ffffff" draw:opacity="100%" fo:min-height="0cm" fo:min-width="0cm" fo:padding-top="-0.017cm" fo:padding-bottom="-0.017cm" fo:padding-left="-0.017cm" fo:padding-right="-0.017cm"/>
    </style:style>
    <style:style style:name="gr41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3cm" svg:stroke-color="#000000" draw:marker-start-width="0.245cm" draw:marker-end-width="0.245cm" draw:fill="solid" draw:fill-color="#23ff23" draw:textarea-horizontal-align="justify" draw:textarea-vertical-align="middle" draw:auto-grow-height="false" fo:padding-top="0.14cm" fo:padding-bottom="0.14cm" fo:padding-left="0.265cm" fo:padding-right="0.265cm"/>
    </style:style>
    <style:style style:name="gr44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6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4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1.378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685cm" fo:min-width="0.435cm"/>
    </style:style>
    <style:style style:name="gr5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5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769cm" fo:min-width="0.509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769cm" fo:min-width="0.51cm"/>
    </style:style>
    <style:style style:name="gr5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6cm" fo:min-width="0cm"/>
    </style:style>
    <style:style style:name="gr56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8cm" fo:min-width="1.5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0" style:family="paragraph">
      <loext:graphic-properties draw:fill="none" draw:fill-hatch-solid="false"/>
      <style:paragraph-properties fo:text-align="center"/>
    </style:style>
    <style:style style:name="P11" style:family="paragraph">
      <loext:graphic-properties draw:fill="hatch" draw:fill-hatch-name="Black_20_45_20_Degrees"/>
      <style:paragraph-properties fo:text-align="center"/>
    </style:style>
    <style:style style:name="P12" style:family="paragraph">
      <style:paragraph-properties fo:margin-top="0cm" fo:margin-bottom="0.353cm" fo:line-height="115%"/>
    </style:style>
    <style:style style:name="P13" style:family="paragraph">
      <loext:graphic-properties draw:fill="none"/>
      <style:paragraph-properties fo:margin-top="0cm" fo:margin-bottom="0.353cm" fo:line-height="115%" style:writing-mode="lr-tb" style:font-independent-line-spacing="true"/>
      <style:text-properties fo:font-size="11pt" style:text-overline-style="solid" style:text-overline-width="auto" style:text-overline-color="font-color"/>
    </style:style>
    <style:style style:name="P14" style:family="paragraph">
      <style:paragraph-properties fo:margin-top="0cm" fo:margin-bottom="0cm" fo:line-height="115%" fo:text-align="center" style:writing-mode="lr-tb"/>
    </style:style>
    <style:style style:name="P15" style:family="paragraph">
      <loext:graphic-properties draw:fill="none"/>
      <style:paragraph-properties fo:margin-top="0cm" fo:margin-bottom="0cm" fo:line-height="115%"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margin-top="0cm" fo:margin-bottom="0.353cm" fo:line-height="115%" style:writing-mode="lr-tb" style:font-independent-line-spacing="true"/>
      <style:text-properties fo:font-size="11pt"/>
    </style:style>
    <style:style style:name="P17" style:family="paragraph">
      <loext:graphic-properties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text-properties fo:font-size="11pt"/>
    </style:style>
    <style:style style:name="P19" style:family="paragraph">
      <loext:graphic-properties draw:fill="solid" draw:fill-color="#ffffff" draw:opacity="100%"/>
      <style:text-properties fo:font-size="11pt"/>
    </style:style>
    <style:style style:name="P20" style:family="paragraph">
      <loext:graphic-properties draw:fill="solid" draw:fill-color="#23ff23"/>
      <style:paragraph-properties fo:text-align="center"/>
      <style:text-properties fo:font-size="10pt" fo:font-weight="bold" style:font-size-asian="10pt" style:font-size-complex="10pt"/>
    </style:style>
    <style:style style:name="P21" style:family="paragraph">
      <loext:graphic-properties draw:fill="solid" draw:fill-color="#23ff23"/>
      <style:paragraph-properties fo:text-align="center"/>
      <style:text-properties fo:font-size="10pt" fo:font-weight="bold"/>
    </style:style>
    <style:style style:name="P22" style:family="paragraph">
      <loext:graphic-properties draw:fill="solid" draw:fill-color="#000000"/>
      <style:paragraph-properties fo:text-align="center"/>
      <style:text-properties fo:font-size="10pt" fo:font-weight="bold"/>
    </style:style>
    <style:style style:name="P23" style:family="paragraph">
      <loext:graphic-properties draw:fill="none"/>
      <style:paragraph-properties fo:text-align="center"/>
      <style:text-properties fo:color="#ff0000" fo:font-size="18pt" style:font-size-asian="18pt" style:font-size-complex="18pt"/>
    </style:style>
    <style:style style:name="P24" style:family="paragraph">
      <loext:graphic-properties draw:fill="solid" draw:fill-color="#ff0000"/>
      <style:paragraph-properties fo:text-align="center"/>
      <style:text-properties fo:color="#800000"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color="#800000" fo:font-size="18pt" style:font-size-asian="18pt" style:font-size-complex="18pt"/>
    </style:style>
    <style:style style:name="P26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27" style:family="paragraph">
      <style:paragraph-properties fo:margin-left="0cm" fo:margin-right="0cm" fo:margin-top="0cm" fo:margin-bottom="0cm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text-align="center" fo:text-indent="0cm"/>
      <style:text-properties fo:color="#000000" fo:font-size="18pt" style:font-size-asian="18pt" style:font-size-complex="18pt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text-align="center" fo:text-indent="0cm"/>
      <style:text-properties fo:color="#800000" fo:font-size="18pt" style:font-size-asian="18pt" style:font-size-complex="18pt"/>
    </style:style>
    <style:style style:name="P30" style:family="paragraph">
      <loext:graphic-properties draw:fill="none"/>
      <style:paragraph-properties fo:margin-left="0cm" fo:margin-right="0cm" fo:margin-top="0cm" fo:margin-bottom="0cm" fo:text-align="center" fo:text-indent="0cm"/>
      <style:text-properties fo:color="#800000" fo:font-size="18pt" style:font-size-asian="18pt" style:font-size-complex="18pt"/>
    </style:style>
    <style:style style:name="P31" style:family="paragraph">
      <style:paragraph-properties fo:margin-left="0cm" fo:margin-right="0cm" fo:margin-top="0cm" fo:margin-bottom="0cm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text-indent="0cm"/>
      <style:text-properties fo:color="#800000" fo:font-size="18pt" style:font-size-asian="18pt" style:font-size-complex="18pt"/>
    </style:style>
    <style:style style:name="P33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34" style:family="paragraph">
      <style:paragraph-properties fo:margin-top="0cm" fo:margin-bottom="0cm" fo:text-align="center"/>
    </style:style>
    <style:style style:name="P35" style:family="paragraph">
      <loext:graphic-properties draw:fill="none"/>
      <style:paragraph-properties fo:margin-top="0cm" fo:margin-bottom="0cm" fo:text-align="center"/>
      <style:text-properties fo:color="#000000" fo:font-size="18pt" style:font-size-asian="18pt" style:font-size-complex="18pt"/>
    </style:style>
    <style:style style:name="P36" style:family="paragraph">
      <style:paragraph-properties fo:margin-top="0cm" fo:margin-bottom="0cm" fo:text-align="center"/>
      <style:text-properties fo:color="#000000"/>
    </style:style>
    <style:style style:name="P37" style:family="paragraph">
      <loext:graphic-properties draw:fill="solid" draw:fill-color="#000000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38" style:family="paragraph">
      <loext:graphic-properties draw:fill="none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39" style:family="paragraph">
      <loext:graphic-properties draw:fill="none" draw:fill-color="#000000"/>
      <style:paragraph-properties fo:margin-top="0cm" fo:margin-bottom="0cm" fo:text-align="center"/>
      <style:text-properties fo:color="#800000" fo:font-size="18pt" style:font-size-asian="18pt" style:font-size-complex="18pt"/>
    </style:style>
    <style:style style:name="P40" style:family="paragraph">
      <style:paragraph-properties fo:margin-top="0cm" fo:margin-bottom="0cm"/>
    </style:style>
    <style:style style:name="P41" style:family="paragraph">
      <loext:graphic-properties draw:fill="none" draw:fill-color="#ffffff"/>
      <style:paragraph-properties fo:margin-top="0cm" fo:margin-bottom="0cm"/>
      <style:text-properties fo:color="#000000" fo:font-size="18pt" fo:background-color="#000000" style:font-size-asian="18pt" style:font-size-complex="18pt"/>
    </style:style>
    <style:style style:name="P42" style:family="paragraph">
      <loext:graphic-properties draw:fill="none"/>
      <style:paragraph-properties fo:margin-top="0cm" fo:margin-bottom="0cm" fo:text-align="center"/>
      <style:text-properties fo:font-weight="bold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overline-style="solid" style:text-overline-width="auto" style:text-overline-color="font-color"/>
    </style:style>
    <style:style style:name="T6" style:family="text">
      <style:text-properties fo:font-size="7pt" style:font-name-asian="Calibri" style:font-size-asian="7pt" style:font-size-complex="7pt" style:text-overline-style="solid" style:text-overline-width="auto" style:text-overline-color="font-color"/>
    </style:style>
    <style:style style:name="T7" style:family="text">
      <style:text-properties fo:color="#000000" fo:font-size="10pt" fo:font-style="italic" style:font-name-asian="Calibri" style:font-size-asian="10pt" style:font-style-asian="italic" style:font-size-complex="10pt" style:font-style-complex="italic"/>
    </style:style>
    <style:style style:name="T8" style:family="text">
      <style:text-properties fo:font-size="7pt" style:font-name-asian="Calibri" style:font-size-asian="7pt" style:font-size-complex="7pt"/>
    </style:style>
    <style:style style:name="T9" style:family="text">
      <style:text-properties fo:font-size="10pt" fo:font-weight="bold" style:font-size-asian="10pt" style:font-size-complex="10pt"/>
    </style:style>
    <style:style style:name="T10" style:family="text">
      <style:text-properties fo:font-size="10pt" fo:font-weight="bold"/>
    </style:style>
    <style:style style:name="T11" style:family="text">
      <style:text-properties fo:color="#ff0000" fo:font-size="18pt" style:font-size-asian="18pt" style:font-size-complex="18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line draw:style-name="gr1" draw:text-style-name="P1" draw:layer="layout" svg:x1="1.75cm" svg:y1="3.5cm" svg:x2="2.31cm" svg:y2="3.5cm">
                <text:p/>
              </draw:line>
              <draw:line draw:style-name="gr1" draw:text-style-name="P1" draw:layer="layout" svg:x1="2.31cm" svg:y1="2.8cm" svg:x2="2.31cm" svg:y2="3.5cm">
                <text:p/>
              </draw:line>
              <draw:line draw:style-name="gr1" draw:text-style-name="P1" draw:layer="layout" svg:x1="2.87cm" svg:y1="3.5cm" svg:x2="3.43cm" svg:y2="3.5cm">
                <text:p/>
              </draw:line>
              <draw:line draw:style-name="gr1" draw:text-style-name="P1" draw:layer="layout" svg:x1="3.99cm" svg:y1="3.5cm" svg:x2="4.55cm" svg:y2="3.5cm">
                <text:p/>
              </draw:line>
              <draw:line draw:style-name="gr1" draw:text-style-name="P1" draw:layer="layout" svg:x1="2.31cm" svg:y1="2.8cm" svg:x2="2.87cm" svg:y2="2.8cm">
                <text:p/>
              </draw:line>
              <draw:line draw:style-name="gr1" draw:text-style-name="P1" draw:layer="layout" svg:x1="3.43cm" svg:y1="2.8cm" svg:x2="3.99cm" svg:y2="2.8cm">
                <text:p/>
              </draw:line>
              <draw:line draw:style-name="gr1" draw:text-style-name="P1" draw:layer="layout" svg:x1="2.87cm" svg:y1="2.8cm" svg:x2="2.87cm" svg:y2="3.5cm">
                <text:p/>
              </draw:line>
              <draw:line draw:style-name="gr1" draw:text-style-name="P1" draw:layer="layout" svg:x1="3.43cm" svg:y1="2.8cm" svg:x2="3.43cm" svg:y2="3.5cm">
                <text:p/>
              </draw:line>
              <draw:line draw:style-name="gr1" draw:text-style-name="P1" draw:layer="layout" svg:x1="3.99cm" svg:y1="2.8cm" svg:x2="3.99cm" svg:y2="3.5cm">
                <text:p/>
              </draw:line>
            </draw:g>
            <draw:custom-shape draw:style-name="gr2" draw:text-style-name="P1" draw:layer="layout" svg:width="3.5cm" svg:height="2.1cm" svg:x="1.4cm" svg:y="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1" draw:layer="layout" svg:width="2.7cm" svg:height="2cm" svg:x="6cm" svg:y="2.4cm">
              <text:p/>
              <draw:enhanced-geometry draw:glue-point-type="segments" draw:type="mso-spt100" draw:modifiers="89.8396363817258 -89.844806596261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line draw:style-name="gr4" draw:text-style-name="P1" draw:layer="layout" svg:x1="4.9cm" svg:y1="3cm" svg:x2="7.4cm" svg:y2="3cm">
            <text:p/>
          </draw:line>
          <draw:frame draw:style-name="gr5" draw:text-style-name="P2" draw:layer="layout" svg:width="0.925cm" svg:height="0.963cm" svg:x="1.3cm" svg:y="5.4cm">
            <draw:text-box>
              <text:p>A</text:p>
            </draw:text-box>
          </draw:frame>
          <draw:frame draw:style-name="gr5" draw:text-style-name="P2" draw:layer="layout" svg:width="0.925cm" svg:height="0.963cm" svg:x="1.301cm" svg:y="7.001cm">
            <draw:text-box>
              <text:p>B</text:p>
            </draw:text-box>
          </draw:frame>
          <draw:line draw:style-name="gr1" draw:text-style-name="P1" draw:layer="layout" svg:x1="2.3cm" svg:y1="5.8cm" svg:x2="6.4cm" svg:y2="5.8cm">
            <text:p/>
          </draw:line>
          <draw:line draw:style-name="gr1" draw:text-style-name="P1" draw:layer="layout" svg:x1="6.4cm" svg:y1="3.9cm" svg:x2="6.4cm" svg:y2="5.8cm">
            <text:p/>
          </draw:line>
          <draw:line draw:style-name="gr4" draw:text-style-name="P1" draw:layer="layout" svg:x1="6.4cm" svg:y1="3.9cm" svg:x2="7.4cm" svg:y2="3.9cm">
            <text:p/>
          </draw:line>
          <draw:custom-shape draw:style-name="gr6" draw:text-style-name="P1" draw:layer="layout" svg:width="3.7cm" svg:height="3cm" svg:x="9.6cm" svg:y="2cm">
            <text:p text:style-name="P3">Contado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8.7cm" svg:y1="3.4cm" svg:x2="9.6cm" svg:y2="3.4cm">
            <text:p/>
          </draw:line>
          <draw:custom-shape draw:style-name="gr6" draw:text-style-name="P4" draw:layer="layout" svg:width="3.7cm" svg:height="3cm" svg:x="15.1cm" svg:y="2cm">
            <text:p text:style-name="P3"><text:span text:style-name="T1">“</text:span><text:span text:style-name="T1">X”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5" draw:layer="layout" svg:width="4cm" svg:height="2cm" svg:x="20.6cm" svg:y="2.399cm">
              <text:p text:style-name="P3">DECOD.</text:p>
              <text:p text:style-name="P3">HEX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2cm" svg:height="2cm" svg:x="26.4cm" svg:y="2.4cm">
              <text:p/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27cm" svg:y1="2.651cm" svg:x2="27cm" svg:y2="3.351cm">
              <text:p/>
            </draw:line>
            <draw:line draw:style-name="gr1" draw:text-style-name="P1" draw:layer="layout" svg:x1="27cm" svg:y1="3.451cm" svg:x2="27cm" svg:y2="4.151cm">
              <text:p/>
            </draw:line>
            <draw:line draw:style-name="gr1" draw:text-style-name="P1" draw:layer="layout" svg:x1="27.8cm" svg:y1="2.651cm" svg:x2="27.8cm" svg:y2="3.351cm">
              <text:p/>
            </draw:line>
            <draw:line draw:style-name="gr1" draw:text-style-name="P1" draw:layer="layout" svg:x1="27.8cm" svg:y1="3.451cm" svg:x2="27.8cm" svg:y2="4.151cm">
              <text:p/>
            </draw:line>
            <draw:line draw:style-name="gr1" draw:text-style-name="P1" draw:layer="layout" svg:x1="27.05cm" svg:y1="2.601cm" svg:x2="27.75cm" svg:y2="2.601cm">
              <text:p/>
            </draw:line>
            <draw:line draw:style-name="gr1" draw:text-style-name="P1" draw:layer="layout" svg:x1="27.05cm" svg:y1="3.401cm" svg:x2="27.75cm" svg:y2="3.401cm">
              <text:p/>
            </draw:line>
            <draw:line draw:style-name="gr1" draw:text-style-name="P1" draw:layer="layout" svg:x1="27.05cm" svg:y1="4.201cm" svg:x2="27.75cm" svg:y2="4.201cm">
              <text:p/>
            </draw:line>
          </draw:g>
          <draw:line draw:style-name="gr1" draw:text-style-name="P1" draw:layer="layout" svg:x1="2.3cm" svg:y1="7.5cm" svg:x2="17cm" svg:y2="7.5cm">
            <text:p/>
          </draw:line>
          <draw:line draw:style-name="gr4" draw:text-style-name="P1" draw:layer="layout" svg:x1="17cm" svg:y1="7.5cm" svg:x2="17cm" svg:y2="5cm">
            <text:p/>
          </draw:line>
          <draw:custom-shape draw:style-name="gr9" draw:text-style-name="P1" draw:layer="layout" svg:width="1.8cm" svg:height="1cm" svg:x="13.3cm" svg:y="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18.8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8cm" svg:height="1cm" svg:x="24.6cm" svg:y="2.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8" draw:text-style-name="P5" draw:layer="layout" svg:width="2.481cm" svg:height="3cm" svg:x="3.763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1" draw:layer="layout" svg:x1="3.763cm" svg:y1="11.3cm" svg:x2="4.013cm" svg:y2="11.45cm">
              <text:p/>
            </draw:line>
            <draw:line draw:style-name="gr10" draw:text-style-name="P1" draw:layer="layout" svg:x1="3.763cm" svg:y1="11.6cm" svg:x2="4.013cm" svg:y2="11.45cm">
              <text:p/>
            </draw:line>
            <draw:line draw:style-name="gr1" draw:text-style-name="P1" draw:layer="layout" svg:x1="3.763cm" svg:y1="11.448cm" svg:x2="3.063cm" svg:y2="11.448cm">
              <text:p/>
            </draw:line>
            <draw:frame draw:style-name="gr11" draw:text-style-name="P6" draw:layer="layout" svg:width="1.002cm" svg:height="0.806cm" svg:x="3.878cm" svg:y="11cm">
              <draw:text-box>
                <text:p><text:span text:style-name="T2">ck</text:span></text:p>
              </draw:text-box>
            </draw:frame>
            <draw:line draw:style-name="gr1" draw:text-style-name="P1" draw:layer="layout" svg:x1="3.744cm" svg:y1="10.4cm" svg:x2="3.044cm" svg:y2="10.4cm">
              <text:p/>
            </draw:line>
            <draw:line draw:style-name="gr1" draw:text-style-name="P1" draw:layer="layout" svg:x1="6.944cm" svg:y1="10.4cm" svg:x2="6.244cm" svg:y2="10.4cm">
              <text:p/>
            </draw:line>
            <draw:line draw:style-name="gr1" draw:text-style-name="P1" draw:layer="layout" svg:x1="4.994cm" svg:y1="13.626cm" svg:x2="4.994cm" svg:y2="12.926cm">
              <text:p/>
            </draw:line>
            <draw:frame draw:style-name="gr12" draw:text-style-name="P6" draw:layer="layout" svg:width="0.862cm" svg:height="0.806cm" svg:x="3.678cm" svg:y="10cm">
              <draw:text-box>
                <text:p><text:span text:style-name="T2">D</text:span></text:p>
              </draw:text-box>
            </draw:frame>
            <draw:frame draw:style-name="gr13" draw:text-style-name="P6" draw:layer="layout" svg:width="0.887cm" svg:height="0.806cm" svg:x="5.479cm" svg:y="10cm">
              <draw:text-box>
                <text:p><text:span text:style-name="T2">Q</text:span></text:p>
              </draw:text-box>
            </draw:frame>
            <draw:frame draw:style-name="gr14" draw:text-style-name="P6" draw:layer="layout" svg:width="1.497cm" svg:height="0.806cm" svg:x="4.28cm" svg:y="12.2cm">
              <draw:text-box>
                <text:p><text:span text:style-name="T2">CLR</text:span></text:p>
              </draw:text-box>
            </draw:frame>
            <draw:custom-shape draw:style-name="gr15" draw:text-style-name="P5" draw:layer="layout" svg:width="0.2cm" svg:height="0.2cm" svg:x="3.555cm" svg:y="11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text-style-name="P7" draw:layer="layout" svg:width="0.862cm" svg:height="0.818cm" svg:x="2.2cm" svg:y="9.9cm">
            <draw:text-box>
              <text:p><text:span text:style-name="T3">D</text:span></text:p>
            </draw:text-box>
          </draw:frame>
          <draw:frame draw:style-name="gr16" draw:text-style-name="P7" draw:layer="layout" svg:width="1.052cm" svg:height="0.818cm" svg:x="2.006cm" svg:y="11cm">
            <draw:text-box>
              <text:p><text:span text:style-name="T3">ck</text:span></text:p>
            </draw:text-box>
          </draw:frame>
          <draw:frame draw:style-name="gr17" draw:text-style-name="P7" draw:layer="layout" svg:width="1.577cm" svg:height="0.818cm" svg:x="1.485cm" svg:y="13.2cm">
            <draw:text-box>
              <text:p><text:span text:style-name="T3">POR</text:span></text:p>
            </draw:text-box>
          </draw:frame>
          <draw:frame draw:style-name="gr18" draw:text-style-name="P7" draw:layer="layout" svg:width="0.887cm" svg:height="0.963cm" svg:x="6.903cm" svg:y="9.937cm">
            <draw:text-box>
              <text:p><text:span text:style-name="T3">Q</text:span></text:p>
            </draw:text-box>
          </draw:frame>
          <draw:line draw:style-name="gr1" draw:text-style-name="P1" draw:layer="layout" svg:x1="5cm" svg:y1="13.623cm" svg:x2="3.069cm" svg:y2="13.623cm">
            <text:p/>
          </draw:line>
        </draw:g>
        <draw:g>
          <draw:g>
            <draw:line draw:style-name="gr1" draw:text-style-name="P1" draw:layer="layout" svg:x1="10.5cm" svg:y1="8.4cm" svg:x2="11.5cm" svg:y2="8.4cm">
              <text:p/>
            </draw:line>
            <draw:line draw:style-name="gr1" draw:text-style-name="P1" draw:layer="layout" svg:x1="11.5cm" svg:y1="8.4cm" svg:x2="11.5cm" svg:y2="9.4cm">
              <text:p/>
            </draw:line>
            <draw:line draw:style-name="gr1" draw:text-style-name="P1" draw:layer="layout" svg:x1="11.5cm" svg:y1="9.4cm" svg:x2="20.5cm" svg:y2="9.4cm">
              <text:p/>
            </draw:line>
          </draw:g>
          <draw:frame draw:style-name="gr19" draw:text-style-name="P8" draw:layer="layout" svg:width="1.721cm" svg:height="0.899cm" svg:x="8.6cm" svg:y="8.5cm">
            <draw:text-box>
              <text:p><text:span text:style-name="T4">POR</text:span></text:p>
            </draw:text-box>
          </draw:frame>
          <draw:frame draw:style-name="gr20" draw:text-style-name="P8" draw:layer="layout" svg:width="0.908cm" svg:height="0.899cm" svg:x="9.3cm" svg:y="10.5cm">
            <draw:text-box>
              <text:p><text:span text:style-name="T4">D</text:span></text:p>
            </draw:text-box>
          </draw:frame>
          <draw:frame draw:style-name="gr21" draw:text-style-name="P8" draw:layer="layout" svg:width="1.129cm" svg:height="0.899cm" svg:x="9.3cm" svg:y="12.4cm">
            <draw:text-box>
              <text:p><text:span text:style-name="T4">ck</text:span></text:p>
            </draw:text-box>
          </draw:frame>
          <draw:frame draw:style-name="gr22" draw:text-style-name="P8" draw:layer="layout" svg:width="0.938cm" svg:height="0.899cm" svg:x="9.4cm" svg:y="14.5cm">
            <draw:text-box>
              <text:p><text:span text:style-name="T4">Q</text:span></text:p>
            </draw:text-box>
          </draw:frame>
          <draw:g>
            <draw:line draw:style-name="gr1" draw:text-style-name="P1" draw:layer="layout" svg:x1="10.5cm" svg:y1="10.4cm" svg:x2="14.5cm" svg:y2="10.4cm">
              <text:p/>
            </draw:line>
            <draw:line draw:style-name="gr1" draw:text-style-name="P1" draw:layer="layout" svg:x1="14.5cm" svg:y1="11.4cm" svg:x2="17.5cm" svg:y2="11.4cm">
              <text:p/>
            </draw:line>
            <draw:line draw:style-name="gr1" draw:text-style-name="P1" draw:layer="layout" svg:x1="17.5cm" svg:y1="10.4cm" svg:x2="20.5cm" svg:y2="10.4cm">
              <text:p/>
            </draw:line>
            <draw:line draw:style-name="gr1" draw:text-style-name="P1" draw:layer="layout" svg:x1="14.5cm" svg:y1="10.4cm" svg:x2="14.5cm" svg:y2="11.4cm">
              <text:p/>
            </draw:line>
            <draw:line draw:style-name="gr1" draw:text-style-name="P1" draw:layer="layout" svg:x1="17.5cm" svg:y1="10.4cm" svg:x2="17.5cm" svg:y2="11.4cm">
              <text:p/>
            </draw:line>
          </draw:g>
          <draw:g>
            <draw:line draw:style-name="gr1" draw:text-style-name="P1" draw:layer="layout" svg:x1="12.5cm" svg:y1="12.4cm" svg:x2="13.5cm" svg:y2="12.4cm">
              <text:p/>
            </draw:line>
            <draw:line draw:style-name="gr1" draw:text-style-name="P1" draw:layer="layout" svg:x1="13.5cm" svg:y1="12.4cm" svg:x2="13.5cm" svg:y2="13.4cm">
              <text:p/>
            </draw:line>
            <draw:line draw:style-name="gr1" draw:text-style-name="P1" draw:layer="layout" svg:x1="12.5cm" svg:y1="12.4cm" svg:x2="12.5cm" svg:y2="13.4cm">
              <text:p/>
            </draw:line>
            <draw:line draw:style-name="gr1" draw:text-style-name="P1" draw:layer="layout" svg:x1="10.5cm" svg:y1="13.4cm" svg:x2="12.5cm" svg:y2="13.4cm">
              <text:p/>
            </draw:line>
            <draw:line draw:style-name="gr1" draw:text-style-name="P1" draw:layer="layout" svg:x1="13.5cm" svg:y1="13.4cm" svg:x2="15.5cm" svg:y2="13.4cm">
              <text:p/>
            </draw:line>
            <draw:line draw:style-name="gr1" draw:text-style-name="P1" draw:layer="layout" svg:x1="15.5cm" svg:y1="12.4cm" svg:x2="16.5cm" svg:y2="12.4cm">
              <text:p/>
            </draw:line>
            <draw:line draw:style-name="gr1" draw:text-style-name="P1" draw:layer="layout" svg:x1="16.5cm" svg:y1="12.4cm" svg:x2="16.5cm" svg:y2="13.4cm">
              <text:p/>
            </draw:line>
            <draw:line draw:style-name="gr1" draw:text-style-name="P1" draw:layer="layout" svg:x1="15.5cm" svg:y1="12.4cm" svg:x2="15.5cm" svg:y2="13.4cm">
              <text:p/>
            </draw:line>
            <draw:line draw:style-name="gr1" draw:text-style-name="P1" draw:layer="layout" svg:x1="18.5cm" svg:y1="12.4cm" svg:x2="19.5cm" svg:y2="12.4cm">
              <text:p/>
            </draw:line>
            <draw:line draw:style-name="gr1" draw:text-style-name="P1" draw:layer="layout" svg:x1="19.5cm" svg:y1="12.4cm" svg:x2="19.5cm" svg:y2="13.4cm">
              <text:p/>
            </draw:line>
            <draw:line draw:style-name="gr1" draw:text-style-name="P1" draw:layer="layout" svg:x1="18.5cm" svg:y1="12.4cm" svg:x2="18.5cm" svg:y2="13.4cm">
              <text:p/>
            </draw:line>
            <draw:line draw:style-name="gr1" draw:text-style-name="P1" draw:layer="layout" svg:x1="16.5cm" svg:y1="13.4cm" svg:x2="18.5cm" svg:y2="13.4cm">
              <text:p/>
            </draw:line>
            <draw:line draw:style-name="gr1" draw:text-style-name="P1" draw:layer="layout" svg:x1="19.5cm" svg:y1="13.4cm" svg:x2="20.5cm" svg:y2="13.4cm">
              <text:p/>
            </draw:line>
          </draw:g>
          <draw:g>
            <draw:line draw:style-name="gr23" draw:text-style-name="P1" draw:layer="layout" svg:x1="10.5cm" svg:y1="14.4cm" svg:x2="20.5cm" svg:y2="14.4cm">
              <text:p/>
            </draw:line>
            <draw:line draw:style-name="gr23" draw:text-style-name="P1" draw:layer="layout" svg:x1="10.5cm" svg:y1="15.4cm" svg:x2="20.5cm" svg:y2="15.4cm">
              <text:p/>
            </draw:line>
            <draw:line draw:style-name="gr23" draw:text-style-name="P1" draw:layer="layout" svg:x1="11.5cm" svg:y1="14.4cm" svg:x2="11.5cm" svg:y2="15.4cm">
              <text:p/>
            </draw:line>
            <draw:line draw:style-name="gr23" draw:text-style-name="P1" draw:layer="layout" svg:x1="12.5cm" svg:y1="14.4cm" svg:x2="12.5cm" svg:y2="15.4cm">
              <text:p/>
            </draw:line>
            <draw:line draw:style-name="gr23" draw:text-style-name="P1" draw:layer="layout" svg:x1="13.5cm" svg:y1="14.4cm" svg:x2="13.5cm" svg:y2="15.4cm">
              <text:p/>
            </draw:line>
            <draw:line draw:style-name="gr23" draw:text-style-name="P1" draw:layer="layout" svg:x1="14.5cm" svg:y1="14.4cm" svg:x2="14.5cm" svg:y2="15.4cm">
              <text:p/>
            </draw:line>
            <draw:line draw:style-name="gr23" draw:text-style-name="P1" draw:layer="layout" svg:x1="15.5cm" svg:y1="14.4cm" svg:x2="15.5cm" svg:y2="15.4cm">
              <text:p/>
            </draw:line>
            <draw:line draw:style-name="gr23" draw:text-style-name="P1" draw:layer="layout" svg:x1="16.5cm" svg:y1="14.4cm" svg:x2="16.5cm" svg:y2="15.4cm">
              <text:p/>
            </draw:line>
            <draw:line draw:style-name="gr23" draw:text-style-name="P1" draw:layer="layout" svg:x1="17.5cm" svg:y1="14.4cm" svg:x2="17.5cm" svg:y2="15.4cm">
              <text:p/>
            </draw:line>
            <draw:line draw:style-name="gr23" draw:text-style-name="P1" draw:layer="layout" svg:x1="18.5cm" svg:y1="14.4cm" svg:x2="18.5cm" svg:y2="15.4cm">
              <text:p/>
            </draw:line>
            <draw:line draw:style-name="gr23" draw:text-style-name="P1" draw:layer="layout" svg:x1="19.5cm" svg:y1="14.4cm" svg:x2="19.5cm" svg:y2="15.4cm">
              <text:p/>
            </draw:line>
            <draw:line draw:style-name="gr23" draw:text-style-name="P1" draw:layer="layout" svg:x1="20.5cm" svg:y1="14.4cm" svg:x2="20.5cm" svg:y2="15.4cm">
              <text:p/>
            </draw:line>
            <draw:line draw:style-name="gr23" draw:text-style-name="P1" draw:layer="layout" svg:x1="10.5cm" svg:y1="14.4cm" svg:x2="10.5cm" svg:y2="15.4cm">
              <text:p/>
            </draw:line>
          </draw:g>
        </draw:g>
      </draw:page>
      <draw:page draw:name="page2" draw:style-name="dp1" draw:master-page-name="Padrão">
        <draw:g>
          <draw:g>
            <draw:g>
              <draw:g>
                <draw:line draw:style-name="gr1" draw:text-style-name="P1" draw:layer="layout" svg:x1="4cm" svg:y1="13cm" svg:x2="8.7cm" svg:y2="13cm">
                  <text:p/>
                </draw:line>
                <draw:line draw:style-name="gr1" draw:text-style-name="P1" draw:layer="layout" svg:x1="8.7cm" svg:y1="13cm" svg:x2="9.2cm" svg:y2="14cm">
                  <text:p/>
                </draw:line>
                <draw:line draw:style-name="gr1" draw:text-style-name="P1" draw:layer="layout" svg:x1="9.2cm" svg:y1="13cm" svg:x2="8.7cm" svg:y2="14cm">
                  <text:p/>
                </draw:line>
                <draw:line draw:style-name="gr1" draw:text-style-name="P1" draw:layer="layout" svg:x1="4cm" svg:y1="14cm" svg:x2="8.7cm" svg:y2="14cm">
                  <text:p/>
                </draw:line>
              </draw:g>
              <draw:g>
                <draw:line draw:style-name="gr1" draw:text-style-name="P1" draw:layer="layout" svg:x1="9.2cm" svg:y1="13cm" svg:x2="15.8cm" svg:y2="13cm">
                  <text:p/>
                </draw:line>
                <draw:line draw:style-name="gr1" draw:text-style-name="P1" draw:layer="layout" svg:x1="15.8cm" svg:y1="13cm" svg:x2="16.3cm" svg:y2="14cm">
                  <text:p/>
                </draw:line>
                <draw:line draw:style-name="gr1" draw:text-style-name="P1" draw:layer="layout" svg:x1="16.3cm" svg:y1="13cm" svg:x2="15.8cm" svg:y2="14cm">
                  <text:p/>
                </draw:line>
                <draw:line draw:style-name="gr1" draw:text-style-name="P1" draw:layer="layout" svg:x1="9.2cm" svg:y1="14cm" svg:x2="15.8cm" svg:y2="14cm">
                  <text:p/>
                </draw:line>
              </draw:g>
              <draw:g>
                <draw:line draw:style-name="gr1" draw:text-style-name="P1" draw:layer="layout" svg:x1="16.3cm" svg:y1="13cm" svg:x2="25cm" svg:y2="13cm">
                  <text:p/>
                </draw:line>
                <draw:line draw:style-name="gr1" draw:text-style-name="P1" draw:layer="layout" svg:x1="16.3cm" svg:y1="14cm" svg:x2="25cm" svg:y2="14cm">
                  <text:p/>
                </draw:line>
              </draw:g>
              <draw:frame draw:style-name="gr24" draw:text-style-name="P2" draw:layer="layout" svg:width="1.594cm" svg:height="0.963cm" svg:x="5.6cm" svg:y="13.1cm">
                <draw:text-box>
                  <text:p>07F</text:p>
                </draw:text-box>
              </draw:frame>
              <draw:frame draw:style-name="gr24" draw:text-style-name="P2" draw:layer="layout" svg:width="1.594cm" svg:height="0.963cm" svg:x="11.8cm" svg:y="13.1cm">
                <draw:text-box>
                  <text:p>0F0</text:p>
                </draw:text-box>
              </draw:frame>
              <draw:frame draw:style-name="gr25" draw:text-style-name="P2" draw:layer="layout" svg:width="1.628cm" svg:height="0.963cm" svg:x="20.3cm" svg:y="13.1cm">
                <draw:text-box>
                  <text:p>0A2</text:p>
                </draw:text-box>
              </draw:frame>
            </draw:g>
            <draw:frame draw:style-name="gr26" draw:text-style-name="P2" draw:layer="layout" svg:width="2.492cm" svg:height="1.518cm" svg:x="1.5cm" svg:y="12.7cm">
              <draw:text-box>
                <text:p>D8~D0</text:p>
                <text:p text:style-name="P3"><text:span text:style-name="T2">(HEX)</text:span></text:p>
              </draw:text-box>
            </draw:frame>
          </draw:g>
          <draw:g>
            <draw:g>
              <draw:g>
                <draw:line draw:style-name="gr23" draw:text-style-name="P1" draw:layer="layout" svg:x1="4cm" svg:y1="5cm" svg:x2="14cm" svg:y2="5cm">
                  <text:p/>
                </draw:line>
                <draw:line draw:style-name="gr23" draw:text-style-name="P1" draw:layer="layout" svg:x1="4cm" svg:y1="6cm" svg:x2="14cm" svg:y2="6cm">
                  <text:p/>
                </draw:line>
                <draw:line draw:style-name="gr23" draw:text-style-name="P1" draw:layer="layout" svg:x1="5cm" svg:y1="5cm" svg:x2="5cm" svg:y2="6cm">
                  <text:p/>
                </draw:line>
                <draw:line draw:style-name="gr23" draw:text-style-name="P1" draw:layer="layout" svg:x1="6cm" svg:y1="5cm" svg:x2="6cm" svg:y2="6cm">
                  <text:p/>
                </draw:line>
                <draw:line draw:style-name="gr23" draw:text-style-name="P1" draw:layer="layout" svg:x1="7cm" svg:y1="5cm" svg:x2="7cm" svg:y2="6cm">
                  <text:p/>
                </draw:line>
                <draw:line draw:style-name="gr23" draw:text-style-name="P1" draw:layer="layout" svg:x1="8cm" svg:y1="5cm" svg:x2="8cm" svg:y2="6cm">
                  <text:p/>
                </draw:line>
                <draw:line draw:style-name="gr23" draw:text-style-name="P1" draw:layer="layout" svg:x1="9cm" svg:y1="5cm" svg:x2="9cm" svg:y2="6cm">
                  <text:p/>
                </draw:line>
                <draw:line draw:style-name="gr23" draw:text-style-name="P1" draw:layer="layout" svg:x1="10cm" svg:y1="5cm" svg:x2="10cm" svg:y2="6cm">
                  <text:p/>
                </draw:line>
                <draw:line draw:style-name="gr23" draw:text-style-name="P1" draw:layer="layout" svg:x1="11cm" svg:y1="5cm" svg:x2="11cm" svg:y2="6cm">
                  <text:p/>
                </draw:line>
                <draw:line draw:style-name="gr23" draw:text-style-name="P1" draw:layer="layout" svg:x1="12cm" svg:y1="5cm" svg:x2="12cm" svg:y2="6cm">
                  <text:p/>
                </draw:line>
                <draw:line draw:style-name="gr23" draw:text-style-name="P1" draw:layer="layout" svg:x1="13cm" svg:y1="5cm" svg:x2="13cm" svg:y2="6cm">
                  <text:p/>
                </draw:line>
                <draw:line draw:style-name="gr23" draw:text-style-name="P1" draw:layer="layout" svg:x1="14cm" svg:y1="5cm" svg:x2="14cm" svg:y2="6cm">
                  <text:p/>
                </draw:line>
                <draw:line draw:style-name="gr23" draw:text-style-name="P1" draw:layer="layout" svg:x1="4cm" svg:y1="5cm" svg:x2="4cm" svg:y2="6cm">
                  <text:p/>
                </draw:line>
              </draw:g>
              <draw:g>
                <draw:line draw:style-name="gr23" draw:text-style-name="P1" draw:layer="layout" svg:x1="14cm" svg:y1="5cm" svg:x2="25.1cm" svg:y2="5cm">
                  <text:p/>
                </draw:line>
                <draw:line draw:style-name="gr23" draw:text-style-name="P1" draw:layer="layout" svg:x1="14cm" svg:y1="6cm" svg:x2="25.1cm" svg:y2="6cm">
                  <text:p/>
                </draw:line>
                <draw:line draw:style-name="gr23" draw:text-style-name="P1" draw:layer="layout" svg:x1="15cm" svg:y1="5cm" svg:x2="15cm" svg:y2="6cm">
                  <text:p/>
                </draw:line>
                <draw:line draw:style-name="gr23" draw:text-style-name="P1" draw:layer="layout" svg:x1="16cm" svg:y1="5cm" svg:x2="16cm" svg:y2="6cm">
                  <text:p/>
                </draw:line>
                <draw:line draw:style-name="gr23" draw:text-style-name="P1" draw:layer="layout" svg:x1="17cm" svg:y1="5cm" svg:x2="17cm" svg:y2="6cm">
                  <text:p/>
                </draw:line>
                <draw:line draw:style-name="gr23" draw:text-style-name="P1" draw:layer="layout" svg:x1="18cm" svg:y1="5cm" svg:x2="18cm" svg:y2="6cm">
                  <text:p/>
                </draw:line>
                <draw:line draw:style-name="gr23" draw:text-style-name="P1" draw:layer="layout" svg:x1="19cm" svg:y1="5cm" svg:x2="19cm" svg:y2="6cm">
                  <text:p/>
                </draw:line>
                <draw:line draw:style-name="gr23" draw:text-style-name="P1" draw:layer="layout" svg:x1="20cm" svg:y1="5cm" svg:x2="20cm" svg:y2="6cm">
                  <text:p/>
                </draw:line>
                <draw:line draw:style-name="gr23" draw:text-style-name="P1" draw:layer="layout" svg:x1="21cm" svg:y1="5cm" svg:x2="21cm" svg:y2="6cm">
                  <text:p/>
                </draw:line>
                <draw:line draw:style-name="gr23" draw:text-style-name="P1" draw:layer="layout" svg:x1="22cm" svg:y1="5cm" svg:x2="22cm" svg:y2="6cm">
                  <text:p/>
                </draw:line>
                <draw:line draw:style-name="gr23" draw:text-style-name="P1" draw:layer="layout" svg:x1="23cm" svg:y1="5cm" svg:x2="23cm" svg:y2="6cm">
                  <text:p/>
                </draw:line>
                <draw:line draw:style-name="gr23" draw:text-style-name="P1" draw:layer="layout" svg:x1="24cm" svg:y1="5cm" svg:x2="24cm" svg:y2="6cm">
                  <text:p/>
                </draw:line>
                <draw:line draw:style-name="gr23" draw:text-style-name="P1" draw:layer="layout" svg:x1="14cm" svg:y1="5cm" svg:x2="14cm" svg:y2="6cm">
                  <text:p/>
                </draw:line>
                <draw:line draw:style-name="gr23" draw:text-style-name="P1" draw:layer="layout" svg:x1="25cm" svg:y1="5cm" svg:x2="25cm" svg:y2="6cm">
                  <text:p/>
                </draw:line>
              </draw:g>
            </draw:g>
            <draw:frame draw:style-name="gr26" draw:text-style-name="P9" draw:layer="layout" svg:width="2.492cm" svg:height="1.518cm" svg:x="2.7cm" svg:y="5.1cm">
              <draw:text-box>
                <text:p><text:span text:style-name="T5">MR</text:span></text:p>
              </draw:text-box>
            </draw:frame>
          </draw:g>
          <draw:g>
            <draw:g>
              <draw:g>
                <draw:line draw:style-name="gr23" draw:text-style-name="P1" draw:layer="layout" svg:x1="4cm" svg:y1="6.982cm" svg:x2="14cm" svg:y2="6.982cm">
                  <text:p/>
                </draw:line>
                <draw:line draw:style-name="gr23" draw:text-style-name="P1" draw:layer="layout" svg:x1="4cm" svg:y1="7.982cm" svg:x2="14cm" svg:y2="7.982cm">
                  <text:p/>
                </draw:line>
                <draw:line draw:style-name="gr23" draw:text-style-name="P1" draw:layer="layout" svg:x1="5cm" svg:y1="6.982cm" svg:x2="5cm" svg:y2="7.982cm">
                  <text:p/>
                </draw:line>
                <draw:line draw:style-name="gr23" draw:text-style-name="P1" draw:layer="layout" svg:x1="6cm" svg:y1="6.982cm" svg:x2="6cm" svg:y2="7.982cm">
                  <text:p/>
                </draw:line>
                <draw:line draw:style-name="gr23" draw:text-style-name="P1" draw:layer="layout" svg:x1="7cm" svg:y1="6.982cm" svg:x2="7cm" svg:y2="7.982cm">
                  <text:p/>
                </draw:line>
                <draw:line draw:style-name="gr23" draw:text-style-name="P1" draw:layer="layout" svg:x1="8cm" svg:y1="6.982cm" svg:x2="8cm" svg:y2="7.982cm">
                  <text:p/>
                </draw:line>
                <draw:line draw:style-name="gr23" draw:text-style-name="P1" draw:layer="layout" svg:x1="9cm" svg:y1="6.982cm" svg:x2="9cm" svg:y2="7.982cm">
                  <text:p/>
                </draw:line>
                <draw:line draw:style-name="gr23" draw:text-style-name="P1" draw:layer="layout" svg:x1="10cm" svg:y1="6.982cm" svg:x2="10cm" svg:y2="7.982cm">
                  <text:p/>
                </draw:line>
                <draw:line draw:style-name="gr23" draw:text-style-name="P1" draw:layer="layout" svg:x1="11cm" svg:y1="6.982cm" svg:x2="11cm" svg:y2="7.982cm">
                  <text:p/>
                </draw:line>
                <draw:line draw:style-name="gr23" draw:text-style-name="P1" draw:layer="layout" svg:x1="12cm" svg:y1="6.982cm" svg:x2="12cm" svg:y2="7.982cm">
                  <text:p/>
                </draw:line>
                <draw:line draw:style-name="gr23" draw:text-style-name="P1" draw:layer="layout" svg:x1="13cm" svg:y1="6.982cm" svg:x2="13cm" svg:y2="7.982cm">
                  <text:p/>
                </draw:line>
                <draw:line draw:style-name="gr23" draw:text-style-name="P1" draw:layer="layout" svg:x1="14cm" svg:y1="6.982cm" svg:x2="14cm" svg:y2="7.982cm">
                  <text:p/>
                </draw:line>
                <draw:line draw:style-name="gr23" draw:text-style-name="P1" draw:layer="layout" svg:x1="4cm" svg:y1="6.982cm" svg:x2="4cm" svg:y2="7.982cm">
                  <text:p/>
                </draw:line>
              </draw:g>
              <draw:g>
                <draw:line draw:style-name="gr23" draw:text-style-name="P1" draw:layer="layout" svg:x1="14cm" svg:y1="6.982cm" svg:x2="25.1cm" svg:y2="6.982cm">
                  <text:p/>
                </draw:line>
                <draw:line draw:style-name="gr23" draw:text-style-name="P1" draw:layer="layout" svg:x1="14cm" svg:y1="7.982cm" svg:x2="25.1cm" svg:y2="7.982cm">
                  <text:p/>
                </draw:line>
                <draw:line draw:style-name="gr23" draw:text-style-name="P1" draw:layer="layout" svg:x1="15cm" svg:y1="6.982cm" svg:x2="15cm" svg:y2="7.982cm">
                  <text:p/>
                </draw:line>
                <draw:line draw:style-name="gr23" draw:text-style-name="P1" draw:layer="layout" svg:x1="16cm" svg:y1="6.982cm" svg:x2="16cm" svg:y2="7.982cm">
                  <text:p/>
                </draw:line>
                <draw:line draw:style-name="gr23" draw:text-style-name="P1" draw:layer="layout" svg:x1="17cm" svg:y1="6.982cm" svg:x2="17cm" svg:y2="7.982cm">
                  <text:p/>
                </draw:line>
                <draw:line draw:style-name="gr23" draw:text-style-name="P1" draw:layer="layout" svg:x1="18cm" svg:y1="6.982cm" svg:x2="18cm" svg:y2="7.982cm">
                  <text:p/>
                </draw:line>
                <draw:line draw:style-name="gr23" draw:text-style-name="P1" draw:layer="layout" svg:x1="19cm" svg:y1="6.982cm" svg:x2="19cm" svg:y2="7.982cm">
                  <text:p/>
                </draw:line>
                <draw:line draw:style-name="gr23" draw:text-style-name="P1" draw:layer="layout" svg:x1="20cm" svg:y1="6.982cm" svg:x2="20cm" svg:y2="7.982cm">
                  <text:p/>
                </draw:line>
                <draw:line draw:style-name="gr23" draw:text-style-name="P1" draw:layer="layout" svg:x1="21cm" svg:y1="6.982cm" svg:x2="21cm" svg:y2="7.982cm">
                  <text:p/>
                </draw:line>
                <draw:line draw:style-name="gr23" draw:text-style-name="P1" draw:layer="layout" svg:x1="22cm" svg:y1="6.982cm" svg:x2="22cm" svg:y2="7.982cm">
                  <text:p/>
                </draw:line>
                <draw:line draw:style-name="gr23" draw:text-style-name="P1" draw:layer="layout" svg:x1="23cm" svg:y1="6.982cm" svg:x2="23cm" svg:y2="7.982cm">
                  <text:p/>
                </draw:line>
                <draw:line draw:style-name="gr23" draw:text-style-name="P1" draw:layer="layout" svg:x1="24cm" svg:y1="6.982cm" svg:x2="24cm" svg:y2="7.982cm">
                  <text:p/>
                </draw:line>
                <draw:line draw:style-name="gr23" draw:text-style-name="P1" draw:layer="layout" svg:x1="14cm" svg:y1="6.982cm" svg:x2="14cm" svg:y2="7.982cm">
                  <text:p/>
                </draw:line>
                <draw:line draw:style-name="gr23" draw:text-style-name="P1" draw:layer="layout" svg:x1="25cm" svg:y1="6.982cm" svg:x2="25cm" svg:y2="7.982cm">
                  <text:p/>
                </draw:line>
              </draw:g>
            </draw:g>
            <draw:frame draw:style-name="gr26" draw:text-style-name="P2" draw:layer="layout" svg:width="2.492cm" svg:height="1.518cm" svg:x="2.7cm" svg:y="7.082cm">
              <draw:text-box>
                <text:p>LD</text:p>
              </draw:text-box>
            </draw:frame>
          </draw:g>
          <draw:g>
            <draw:g>
              <draw:g>
                <draw:line draw:style-name="gr23" draw:text-style-name="P1" draw:layer="layout" svg:x1="4cm" svg:y1="9cm" svg:x2="14cm" svg:y2="9cm">
                  <text:p/>
                </draw:line>
                <draw:line draw:style-name="gr23" draw:text-style-name="P1" draw:layer="layout" svg:x1="4cm" svg:y1="10cm" svg:x2="14cm" svg:y2="10cm">
                  <text:p/>
                </draw:line>
                <draw:line draw:style-name="gr23" draw:text-style-name="P1" draw:layer="layout" svg:x1="5cm" svg:y1="9cm" svg:x2="5cm" svg:y2="10cm">
                  <text:p/>
                </draw:line>
                <draw:line draw:style-name="gr23" draw:text-style-name="P1" draw:layer="layout" svg:x1="6cm" svg:y1="9cm" svg:x2="6cm" svg:y2="10cm">
                  <text:p/>
                </draw:line>
                <draw:line draw:style-name="gr23" draw:text-style-name="P1" draw:layer="layout" svg:x1="7cm" svg:y1="9cm" svg:x2="7cm" svg:y2="10cm">
                  <text:p/>
                </draw:line>
                <draw:line draw:style-name="gr23" draw:text-style-name="P1" draw:layer="layout" svg:x1="8cm" svg:y1="9cm" svg:x2="8cm" svg:y2="10cm">
                  <text:p/>
                </draw:line>
                <draw:line draw:style-name="gr23" draw:text-style-name="P1" draw:layer="layout" svg:x1="9cm" svg:y1="9cm" svg:x2="9cm" svg:y2="10cm">
                  <text:p/>
                </draw:line>
                <draw:line draw:style-name="gr23" draw:text-style-name="P1" draw:layer="layout" svg:x1="10cm" svg:y1="9cm" svg:x2="10cm" svg:y2="10cm">
                  <text:p/>
                </draw:line>
                <draw:line draw:style-name="gr23" draw:text-style-name="P1" draw:layer="layout" svg:x1="11cm" svg:y1="9cm" svg:x2="11cm" svg:y2="10cm">
                  <text:p/>
                </draw:line>
                <draw:line draw:style-name="gr23" draw:text-style-name="P1" draw:layer="layout" svg:x1="12cm" svg:y1="9cm" svg:x2="12cm" svg:y2="10cm">
                  <text:p/>
                </draw:line>
                <draw:line draw:style-name="gr23" draw:text-style-name="P1" draw:layer="layout" svg:x1="13cm" svg:y1="9cm" svg:x2="13cm" svg:y2="10cm">
                  <text:p/>
                </draw:line>
                <draw:line draw:style-name="gr23" draw:text-style-name="P1" draw:layer="layout" svg:x1="14cm" svg:y1="9cm" svg:x2="14cm" svg:y2="10cm">
                  <text:p/>
                </draw:line>
                <draw:line draw:style-name="gr23" draw:text-style-name="P1" draw:layer="layout" svg:x1="4cm" svg:y1="9cm" svg:x2="4cm" svg:y2="10cm">
                  <text:p/>
                </draw:line>
              </draw:g>
              <draw:g>
                <draw:line draw:style-name="gr23" draw:text-style-name="P1" draw:layer="layout" svg:x1="14cm" svg:y1="9cm" svg:x2="25.1cm" svg:y2="9cm">
                  <text:p/>
                </draw:line>
                <draw:line draw:style-name="gr23" draw:text-style-name="P1" draw:layer="layout" svg:x1="14cm" svg:y1="10cm" svg:x2="25.1cm" svg:y2="10cm">
                  <text:p/>
                </draw:line>
                <draw:line draw:style-name="gr23" draw:text-style-name="P1" draw:layer="layout" svg:x1="15cm" svg:y1="9cm" svg:x2="15cm" svg:y2="10cm">
                  <text:p/>
                </draw:line>
                <draw:line draw:style-name="gr23" draw:text-style-name="P1" draw:layer="layout" svg:x1="16cm" svg:y1="9cm" svg:x2="16cm" svg:y2="10cm">
                  <text:p/>
                </draw:line>
                <draw:line draw:style-name="gr23" draw:text-style-name="P1" draw:layer="layout" svg:x1="17cm" svg:y1="9cm" svg:x2="17cm" svg:y2="10cm">
                  <text:p/>
                </draw:line>
                <draw:line draw:style-name="gr23" draw:text-style-name="P1" draw:layer="layout" svg:x1="18cm" svg:y1="9cm" svg:x2="18cm" svg:y2="10cm">
                  <text:p/>
                </draw:line>
                <draw:line draw:style-name="gr23" draw:text-style-name="P1" draw:layer="layout" svg:x1="19cm" svg:y1="9cm" svg:x2="19cm" svg:y2="10cm">
                  <text:p/>
                </draw:line>
                <draw:line draw:style-name="gr23" draw:text-style-name="P1" draw:layer="layout" svg:x1="20cm" svg:y1="9cm" svg:x2="20cm" svg:y2="10cm">
                  <text:p/>
                </draw:line>
                <draw:line draw:style-name="gr23" draw:text-style-name="P1" draw:layer="layout" svg:x1="21cm" svg:y1="9cm" svg:x2="21cm" svg:y2="10cm">
                  <text:p/>
                </draw:line>
                <draw:line draw:style-name="gr23" draw:text-style-name="P1" draw:layer="layout" svg:x1="22cm" svg:y1="9cm" svg:x2="22cm" svg:y2="10cm">
                  <text:p/>
                </draw:line>
                <draw:line draw:style-name="gr23" draw:text-style-name="P1" draw:layer="layout" svg:x1="23cm" svg:y1="9cm" svg:x2="23cm" svg:y2="10cm">
                  <text:p/>
                </draw:line>
                <draw:line draw:style-name="gr23" draw:text-style-name="P1" draw:layer="layout" svg:x1="24cm" svg:y1="9cm" svg:x2="24cm" svg:y2="10cm">
                  <text:p/>
                </draw:line>
                <draw:line draw:style-name="gr23" draw:text-style-name="P1" draw:layer="layout" svg:x1="14cm" svg:y1="9cm" svg:x2="14cm" svg:y2="10cm">
                  <text:p/>
                </draw:line>
                <draw:line draw:style-name="gr23" draw:text-style-name="P1" draw:layer="layout" svg:x1="25cm" svg:y1="9cm" svg:x2="25cm" svg:y2="10cm">
                  <text:p/>
                </draw:line>
              </draw:g>
            </draw:g>
            <draw:frame draw:style-name="gr26" draw:text-style-name="P2" draw:layer="layout" svg:width="2.492cm" svg:height="1.518cm" svg:x="2.7cm" svg:y="9.1cm">
              <draw:text-box>
                <text:p>ck</text:p>
              </draw:text-box>
            </draw:frame>
          </draw:g>
          <draw:g>
            <draw:g>
              <draw:g>
                <draw:line draw:style-name="gr23" draw:text-style-name="P1" draw:layer="layout" svg:x1="4cm" svg:y1="11cm" svg:x2="14cm" svg:y2="11cm">
                  <text:p/>
                </draw:line>
                <draw:line draw:style-name="gr23" draw:text-style-name="P1" draw:layer="layout" svg:x1="4cm" svg:y1="12cm" svg:x2="14cm" svg:y2="12cm">
                  <text:p/>
                </draw:line>
                <draw:line draw:style-name="gr23" draw:text-style-name="P1" draw:layer="layout" svg:x1="5cm" svg:y1="11cm" svg:x2="5cm" svg:y2="12cm">
                  <text:p/>
                </draw:line>
                <draw:line draw:style-name="gr23" draw:text-style-name="P1" draw:layer="layout" svg:x1="6cm" svg:y1="11cm" svg:x2="6cm" svg:y2="12cm">
                  <text:p/>
                </draw:line>
                <draw:line draw:style-name="gr23" draw:text-style-name="P1" draw:layer="layout" svg:x1="7cm" svg:y1="11cm" svg:x2="7cm" svg:y2="12cm">
                  <text:p/>
                </draw:line>
                <draw:line draw:style-name="gr23" draw:text-style-name="P1" draw:layer="layout" svg:x1="8cm" svg:y1="11cm" svg:x2="8cm" svg:y2="12cm">
                  <text:p/>
                </draw:line>
                <draw:line draw:style-name="gr23" draw:text-style-name="P1" draw:layer="layout" svg:x1="9cm" svg:y1="11cm" svg:x2="9cm" svg:y2="12cm">
                  <text:p/>
                </draw:line>
                <draw:line draw:style-name="gr23" draw:text-style-name="P1" draw:layer="layout" svg:x1="10cm" svg:y1="11cm" svg:x2="10cm" svg:y2="12cm">
                  <text:p/>
                </draw:line>
                <draw:line draw:style-name="gr23" draw:text-style-name="P1" draw:layer="layout" svg:x1="11cm" svg:y1="11cm" svg:x2="11cm" svg:y2="12cm">
                  <text:p/>
                </draw:line>
                <draw:line draw:style-name="gr23" draw:text-style-name="P1" draw:layer="layout" svg:x1="12cm" svg:y1="11cm" svg:x2="12cm" svg:y2="12cm">
                  <text:p/>
                </draw:line>
                <draw:line draw:style-name="gr23" draw:text-style-name="P1" draw:layer="layout" svg:x1="13cm" svg:y1="11cm" svg:x2="13cm" svg:y2="12cm">
                  <text:p/>
                </draw:line>
                <draw:line draw:style-name="gr23" draw:text-style-name="P1" draw:layer="layout" svg:x1="14cm" svg:y1="11cm" svg:x2="14cm" svg:y2="12cm">
                  <text:p/>
                </draw:line>
                <draw:line draw:style-name="gr23" draw:text-style-name="P1" draw:layer="layout" svg:x1="4cm" svg:y1="11cm" svg:x2="4cm" svg:y2="12cm">
                  <text:p/>
                </draw:line>
              </draw:g>
              <draw:g>
                <draw:line draw:style-name="gr23" draw:text-style-name="P1" draw:layer="layout" svg:x1="14cm" svg:y1="11cm" svg:x2="25.1cm" svg:y2="11cm">
                  <text:p/>
                </draw:line>
                <draw:line draw:style-name="gr23" draw:text-style-name="P1" draw:layer="layout" svg:x1="14cm" svg:y1="12cm" svg:x2="25.1cm" svg:y2="12cm">
                  <text:p/>
                </draw:line>
                <draw:line draw:style-name="gr23" draw:text-style-name="P1" draw:layer="layout" svg:x1="15cm" svg:y1="11cm" svg:x2="15cm" svg:y2="12cm">
                  <text:p/>
                </draw:line>
                <draw:line draw:style-name="gr23" draw:text-style-name="P1" draw:layer="layout" svg:x1="16cm" svg:y1="11cm" svg:x2="16cm" svg:y2="12cm">
                  <text:p/>
                </draw:line>
                <draw:line draw:style-name="gr23" draw:text-style-name="P1" draw:layer="layout" svg:x1="17cm" svg:y1="11cm" svg:x2="17cm" svg:y2="12cm">
                  <text:p/>
                </draw:line>
                <draw:line draw:style-name="gr23" draw:text-style-name="P1" draw:layer="layout" svg:x1="18cm" svg:y1="11cm" svg:x2="18cm" svg:y2="12cm">
                  <text:p/>
                </draw:line>
                <draw:line draw:style-name="gr23" draw:text-style-name="P1" draw:layer="layout" svg:x1="19cm" svg:y1="11cm" svg:x2="19cm" svg:y2="12cm">
                  <text:p/>
                </draw:line>
                <draw:line draw:style-name="gr23" draw:text-style-name="P1" draw:layer="layout" svg:x1="20cm" svg:y1="11cm" svg:x2="20cm" svg:y2="12cm">
                  <text:p/>
                </draw:line>
                <draw:line draw:style-name="gr23" draw:text-style-name="P1" draw:layer="layout" svg:x1="21cm" svg:y1="11cm" svg:x2="21cm" svg:y2="12cm">
                  <text:p/>
                </draw:line>
                <draw:line draw:style-name="gr23" draw:text-style-name="P1" draw:layer="layout" svg:x1="22cm" svg:y1="11cm" svg:x2="22cm" svg:y2="12cm">
                  <text:p/>
                </draw:line>
                <draw:line draw:style-name="gr23" draw:text-style-name="P1" draw:layer="layout" svg:x1="23cm" svg:y1="11cm" svg:x2="23cm" svg:y2="12cm">
                  <text:p/>
                </draw:line>
                <draw:line draw:style-name="gr23" draw:text-style-name="P1" draw:layer="layout" svg:x1="24cm" svg:y1="11cm" svg:x2="24cm" svg:y2="12cm">
                  <text:p/>
                </draw:line>
                <draw:line draw:style-name="gr23" draw:text-style-name="P1" draw:layer="layout" svg:x1="14cm" svg:y1="11cm" svg:x2="14cm" svg:y2="12cm">
                  <text:p/>
                </draw:line>
                <draw:line draw:style-name="gr23" draw:text-style-name="P1" draw:layer="layout" svg:x1="25cm" svg:y1="11cm" svg:x2="25cm" svg:y2="12cm">
                  <text:p/>
                </draw:line>
              </draw:g>
            </draw:g>
            <draw:frame draw:style-name="gr26" draw:text-style-name="P2" draw:layer="layout" svg:width="2.492cm" svg:height="1.518cm" svg:x="2.7cm" svg:y="11.1cm">
              <draw:text-box>
                <text:p>ES</text:p>
              </draw:text-box>
            </draw:frame>
          </draw:g>
          <draw:g>
            <draw:g>
              <draw:g>
                <draw:line draw:style-name="gr27" draw:text-style-name="P10" draw:layer="layout" svg:x1="4cm" svg:y1="15cm" svg:x2="5.7cm" svg:y2="15cm">
                  <text:p/>
                </draw:line>
                <draw:line draw:style-name="gr27" draw:text-style-name="P10" draw:layer="layout" svg:x1="5.7cm" svg:y1="15cm" svg:x2="6.2cm" svg:y2="16cm">
                  <text:p/>
                </draw:line>
                <draw:line draw:style-name="gr27" draw:text-style-name="P10" draw:layer="layout" svg:x1="6.2cm" svg:y1="15cm" svg:x2="5.7cm" svg:y2="16cm">
                  <text:p/>
                </draw:line>
                <draw:line draw:style-name="gr27" draw:text-style-name="P10" draw:layer="layout" svg:x1="4cm" svg:y1="16cm" svg:x2="5.7cm" svg:y2="16cm">
                  <text:p/>
                </draw:line>
              </draw:g>
              <draw:g>
                <draw:line draw:style-name="gr1" draw:text-style-name="P1" draw:layer="layout" svg:x1="6.2cm" svg:y1="15cm" svg:x2="11.794cm" svg:y2="15cm">
                  <text:p/>
                </draw:line>
                <draw:line draw:style-name="gr1" draw:text-style-name="P1" draw:layer="layout" svg:x1="11.794cm" svg:y1="15cm" svg:x2="12.294cm" svg:y2="16cm">
                  <text:p/>
                </draw:line>
                <draw:line draw:style-name="gr1" draw:text-style-name="P1" draw:layer="layout" svg:x1="12.294cm" svg:y1="15cm" svg:x2="11.794cm" svg:y2="16cm">
                  <text:p/>
                </draw:line>
                <draw:line draw:style-name="gr1" draw:text-style-name="P1" draw:layer="layout" svg:x1="6.2cm" svg:y1="16cm" svg:x2="11.794cm" svg:y2="16cm">
                  <text:p/>
                </draw:line>
              </draw:g>
              <draw:g>
                <draw:line draw:style-name="gr1" draw:text-style-name="P1" draw:layer="layout" svg:x1="12.3cm" svg:y1="15cm" svg:x2="18cm" svg:y2="15cm">
                  <text:p/>
                </draw:line>
                <draw:line draw:style-name="gr1" draw:text-style-name="P1" draw:layer="layout" svg:x1="12.3cm" svg:y1="16cm" svg:x2="18cm" svg:y2="16cm">
                  <text:p/>
                </draw:line>
              </draw:g>
              <draw:g>
                <draw:line draw:style-name="gr1" draw:text-style-name="P1" draw:layer="layout" svg:x1="18cm" svg:y1="15cm" svg:x2="18.8cm" svg:y2="15cm">
                  <text:p/>
                </draw:line>
                <draw:line draw:style-name="gr1" draw:text-style-name="P1" draw:layer="layout" svg:x1="18.8cm" svg:y1="15cm" svg:x2="19.3cm" svg:y2="16cm">
                  <text:p/>
                </draw:line>
                <draw:line draw:style-name="gr1" draw:text-style-name="P1" draw:layer="layout" svg:x1="19.3cm" svg:y1="15cm" svg:x2="18.8cm" svg:y2="16cm">
                  <text:p/>
                </draw:line>
                <draw:line draw:style-name="gr1" draw:text-style-name="P1" draw:layer="layout" svg:x1="18cm" svg:y1="16cm" svg:x2="18.8cm" svg:y2="16cm">
                  <text:p/>
                </draw:line>
              </draw:g>
              <draw:g>
                <draw:line draw:style-name="gr1" draw:text-style-name="P1" draw:layer="layout" svg:x1="19.3cm" svg:y1="15cm" svg:x2="22.8cm" svg:y2="15cm">
                  <text:p/>
                </draw:line>
                <draw:line draw:style-name="gr1" draw:text-style-name="P1" draw:layer="layout" svg:x1="22.8cm" svg:y1="15cm" svg:x2="23.3cm" svg:y2="16cm">
                  <text:p/>
                </draw:line>
                <draw:line draw:style-name="gr1" draw:text-style-name="P1" draw:layer="layout" svg:x1="23.3cm" svg:y1="15cm" svg:x2="22.8cm" svg:y2="16cm">
                  <text:p/>
                </draw:line>
                <draw:line draw:style-name="gr1" draw:text-style-name="P1" draw:layer="layout" svg:x1="19.3cm" svg:y1="16cm" svg:x2="22.8cm" svg:y2="16cm">
                  <text:p/>
                </draw:line>
              </draw:g>
              <draw:line draw:style-name="gr1" draw:text-style-name="P1" draw:layer="layout" svg:x1="23.3cm" svg:y1="15cm" svg:x2="25cm" svg:y2="15cm">
                <text:p/>
              </draw:line>
              <draw:line draw:style-name="gr1" draw:text-style-name="P1" draw:layer="layout" svg:x1="23.3cm" svg:y1="16cm" svg:x2="25cm" svg:y2="16cm">
                <text:p/>
              </draw:line>
              <draw:polygon draw:style-name="gr28" draw:text-style-name="P11" draw:layer="layout" svg:width="1.952cm" svg:height="0.999cm" svg:x="4cm" svg:y="15cm" svg:viewBox="0 0 1953 1000" draw:points="0,0 0,1000 1700,1000 1953,493 1700,0">
                <text:p/>
              </draw:polygon>
              <draw:frame draw:style-name="gr29" draw:text-style-name="P2" draw:layer="layout" svg:width="1.556cm" svg:height="0.963cm" svg:x="8.2cm" svg:y="15cm">
                <draw:text-box>
                  <text:p>000</text:p>
                </draw:text-box>
              </draw:frame>
              <draw:frame draw:style-name="gr24" draw:text-style-name="P2" draw:layer="layout" svg:width="1.594cm" svg:height="0.963cm" svg:x="14.7cm" svg:y="15cm">
                <draw:text-box>
                  <text:p>0F0</text:p>
                </draw:text-box>
              </draw:frame>
              <draw:frame draw:style-name="gr29" draw:text-style-name="P2" draw:layer="layout" svg:width="1.556cm" svg:height="0.963cm" svg:x="20.2cm" svg:y="15cm">
                <draw:text-box>
                  <text:p>078</text:p>
                </draw:text-box>
              </draw:frame>
              <draw:frame draw:style-name="gr30" draw:text-style-name="P2" draw:layer="layout" svg:width="1.662cm" svg:height="0.963cm" svg:x="23.4cm" svg:y="15cm">
                <draw:text-box>
                  <text:p>13C</text:p>
                </draw:text-box>
              </draw:frame>
            </draw:g>
            <draw:frame draw:style-name="gr26" draw:text-style-name="P2" draw:layer="layout" svg:width="2.692cm" svg:height="1.518cm" svg:x="1.5cm" svg:y="14.7cm">
              <draw:text-box>
                <text:p>Q8~Q0</text:p>
                <text:p text:style-name="P3"><text:span text:style-name="T2">(HEX)</text:span></text:p>
              </draw:text-box>
            </draw:frame>
          </draw:g>
        </draw:g>
      </draw:page>
      <draw:page draw:name="page3" draw:style-name="dp1" draw:master-page-name="Padrão">
        <draw:g draw:name="Tela 55">
          <draw:frame draw:name="Caixa de texto 35" draw:style-name="gr31" draw:text-style-name="P13" draw:layer="layout" svg:width="0.913cm" svg:height="0.6cm" svg:x="19.034cm" svg:y="12.649cm">
            <draw:text-box>
              <text:p text:style-name="P12"><text:span text:style-name="T6">MR</text:span></text:p>
            </draw:text-box>
          </draw:frame>
          <draw:custom-shape draw:style-name="gr32" draw:text-style-name="P15" draw:layer="layout" svg:width="6.4cm" svg:height="2.1cm" svg:x="19.2cm" svg:y="11.2cm">
            <text:p text:style-name="P14"><text:span text:style-name="T7">Registrador de Deslocamento</text:span></text:p>
            <text:p text:style-name="P14"><text:span text:style-name="T7">à Direita</text:span></text:p>
            <text:p text:style-name="P14"><text:span text:style-name="T7">(6 bits)</text:span></text:p>
            <draw:enhanced-geometry svg:viewBox="0 0 21600 21600" draw:type="rectangle" draw:enhanced-path="M 0 0 L 21600 0 21600 21600 0 21600 0 0 Z N"/>
          </draw:custom-shape>
          <draw:g draw:name="Grupo 289">
            <draw:frame draw:name="Caixa de texto 35" draw:style-name="gr31" draw:text-style-name="P16" draw:layer="layout" svg:width="0.884cm" svg:height="0.556cm" svg:x="20.733cm" svg:y="11.087cm">
              <draw:text-box>
                <text:p text:style-name="P12"><text:span text:style-name="T8">P5</text:span></text:p>
              </draw:text-box>
            </draw:frame>
            <draw:frame draw:name="Caixa de texto 35" draw:style-name="gr31" draw:text-style-name="P16" draw:layer="layout" svg:width="0.884cm" svg:height="0.556cm" svg:x="21.227cm" svg:y="11.087cm">
              <draw:text-box>
                <text:p text:style-name="P12"><text:span text:style-name="T8">P4</text:span></text:p>
              </draw:text-box>
            </draw:frame>
            <draw:frame draw:name="Caixa de texto 35" draw:style-name="gr31" draw:text-style-name="P16" draw:layer="layout" svg:width="0.884cm" svg:height="0.556cm" svg:x="21.8cm" svg:y="11.087cm">
              <draw:text-box>
                <text:p text:style-name="P12"><text:span text:style-name="T8">P3</text:span></text:p>
              </draw:text-box>
            </draw:frame>
            <draw:frame draw:name="Caixa de texto 35" draw:style-name="gr31" draw:text-style-name="P16" draw:layer="layout" svg:width="0.884cm" svg:height="0.556cm" svg:x="22.303cm" svg:y="11.087cm">
              <draw:text-box>
                <text:p text:style-name="P12"><text:span text:style-name="T8">P2</text:span></text:p>
              </draw:text-box>
            </draw:frame>
            <draw:frame draw:name="Caixa de texto 35" draw:style-name="gr31" draw:text-style-name="P16" draw:layer="layout" svg:width="0.884cm" svg:height="0.556cm" svg:x="22.801cm" svg:y="11.087cm">
              <draw:text-box>
                <text:p text:style-name="P12"><text:span text:style-name="T8">P1</text:span></text:p>
              </draw:text-box>
            </draw:frame>
            <draw:frame draw:name="Caixa de texto 35" draw:style-name="gr31" draw:text-style-name="P16" draw:layer="layout" svg:width="0.884cm" svg:height="0.556cm" svg:x="23.316cm" svg:y="11.087cm">
              <draw:text-box>
                <text:p text:style-name="P12"><text:span text:style-name="T8">P0</text:span></text:p>
              </draw:text-box>
            </draw:frame>
          </draw:g>
          <draw:g draw:name="Grupo 92">
            <draw:frame draw:name="Caixa de texto 35" draw:style-name="gr31" draw:text-style-name="P16" draw:layer="layout" svg:width="0.884cm" svg:height="0.556cm" svg:x="20.765cm" svg:y="12.805cm">
              <draw:text-box>
                <text:p text:style-name="P12"><text:span text:style-name="T8">Q5</text:span></text:p>
              </draw:text-box>
            </draw:frame>
            <draw:frame draw:name="Caixa de texto 35" draw:style-name="gr31" draw:text-style-name="P16" draw:layer="layout" svg:width="0.884cm" svg:height="0.556cm" svg:x="21.261cm" svg:y="12.805cm">
              <draw:text-box>
                <text:p text:style-name="P12"><text:span text:style-name="T8">Q4</text:span></text:p>
              </draw:text-box>
            </draw:frame>
            <draw:frame draw:name="Caixa de texto 35" draw:style-name="gr31" draw:text-style-name="P16" draw:layer="layout" svg:width="0.884cm" svg:height="0.556cm" svg:x="21.79cm" svg:y="12.805cm">
              <draw:text-box>
                <text:p text:style-name="P12"><text:span text:style-name="T8">Q3</text:span></text:p>
              </draw:text-box>
            </draw:frame>
            <draw:frame draw:name="Caixa de texto 35" draw:style-name="gr31" draw:text-style-name="P16" draw:layer="layout" svg:width="0.884cm" svg:height="0.556cm" svg:x="22.335cm" svg:y="12.805cm">
              <draw:text-box>
                <text:p text:style-name="P12"><text:span text:style-name="T8">Q2</text:span></text:p>
              </draw:text-box>
            </draw:frame>
            <draw:frame draw:name="Caixa de texto 35" draw:style-name="gr31" draw:text-style-name="P16" draw:layer="layout" svg:width="0.884cm" svg:height="0.556cm" svg:x="22.833cm" svg:y="12.805cm">
              <draw:text-box>
                <text:p text:style-name="P12"><text:span text:style-name="T8">Q1</text:span></text:p>
              </draw:text-box>
            </draw:frame>
            <draw:frame draw:name="Caixa de texto 35" draw:style-name="gr31" draw:text-style-name="P16" draw:layer="layout" svg:width="1.252cm" svg:height="0.556cm" svg:x="23.348cm" svg:y="12.805cm">
              <draw:text-box>
                <text:p text:style-name="P12"><text:span text:style-name="T8">Q0/SS</text:span></text:p>
              </draw:text-box>
            </draw:frame>
          </draw:g>
          <draw:g draw:name="Grupo 290">
            <draw:connector draw:name="Conector reto 74" draw:style-name="gr33" draw:text-style-name="P17" draw:layer="layout" draw:type="line" svg:x1="21.2cm" svg:y1="13.898cm" svg:x2="21.2cm" svg:y2="13.307cm" svg:d="M21200 13898v-591" svg:viewBox="0 0 1 592">
              <text:p/>
            </draw:connector>
            <draw:connector draw:name="Conector reto 75" draw:style-name="gr34" draw:text-style-name="P17" draw:layer="layout" draw:type="line" svg:x1="21.707cm" svg:y1="13.898cm" svg:x2="21.707cm" svg:y2="13.307cm" svg:d="M21707 13898v-591" svg:viewBox="0 0 1 592">
              <text:p/>
            </draw:connector>
            <draw:connector draw:name="Conector reto 76" draw:style-name="gr35" draw:text-style-name="P17" draw:layer="layout" draw:type="line" svg:x1="22.214cm" svg:y1="13.898cm" svg:x2="22.214cm" svg:y2="13.307cm" svg:d="M22214 13898v-591" svg:viewBox="0 0 1 592">
              <text:p/>
            </draw:connector>
            <draw:connector draw:name="Conector reto 77" draw:style-name="gr36" draw:text-style-name="P17" draw:layer="layout" draw:type="line" svg:x1="22.721cm" svg:y1="13.898cm" svg:x2="22.719cm" svg:y2="13.307cm" svg:d="M22721 13898l-2-591" svg:viewBox="0 0 3 592">
              <text:p/>
            </draw:connector>
            <draw:connector draw:name="Conector reto 78" draw:style-name="gr37" draw:text-style-name="P17" draw:layer="layout" draw:type="line" svg:x1="23.227cm" svg:y1="13.9cm" svg:x2="23.227cm" svg:y2="13.307cm" svg:d="M23227 13900v-593" svg:viewBox="0 0 1 594">
              <text:p/>
            </draw:connector>
            <draw:connector draw:name="Conector reto 78" draw:style-name="gr38" draw:text-style-name="P17" draw:layer="layout" draw:type="line" svg:x1="23.734cm" svg:y1="13.893cm" svg:x2="23.734cm" svg:y2="13.3cm" svg:d="M23734 13893v-593" svg:viewBox="0 0 1 594">
              <text:p/>
            </draw:connector>
          </draw:g>
          <draw:g draw:name="Grupo 290">
            <draw:connector draw:name="Conector reto 74" draw:style-name="gr39" draw:text-style-name="P18" draw:layer="layout" draw:type="line" svg:x1="21.2cm" svg:y1="11.198cm" svg:x2="21.2cm" svg:y2="10.607cm" svg:d="M21200 11198v-591" svg:viewBox="0 0 1 592">
              <text:p/>
            </draw:connector>
            <draw:connector draw:name="Conector reto 75" draw:style-name="gr39" draw:text-style-name="P18" draw:layer="layout" draw:type="line" svg:x1="21.707cm" svg:y1="11.198cm" svg:x2="21.707cm" svg:y2="10.607cm" svg:d="M21707 11198v-591" svg:viewBox="0 0 1 592">
              <text:p/>
            </draw:connector>
            <draw:connector draw:name="Conector reto 76" draw:style-name="gr39" draw:text-style-name="P18" draw:layer="layout" draw:type="line" svg:x1="22.214cm" svg:y1="11.198cm" svg:x2="22.214cm" svg:y2="10.607cm" svg:d="M22214 11198v-591" svg:viewBox="0 0 1 592">
              <text:p/>
            </draw:connector>
            <draw:connector draw:name="Conector reto 77" draw:style-name="gr39" draw:text-style-name="P18" draw:layer="layout" draw:type="line" svg:x1="22.721cm" svg:y1="11.198cm" svg:x2="22.719cm" svg:y2="10.607cm" svg:d="M22721 11198l-2-591" svg:viewBox="0 0 3 592">
              <text:p/>
            </draw:connector>
            <draw:connector draw:name="Conector reto 78" draw:style-name="gr39" draw:text-style-name="P18" draw:layer="layout" draw:type="line" svg:x1="23.227cm" svg:y1="11.2cm" svg:x2="23.227cm" svg:y2="10.607cm" svg:d="M23227 11200v-593" svg:viewBox="0 0 1 594">
              <text:p/>
            </draw:connector>
            <draw:connector draw:name="Conector reto 78" draw:style-name="gr39" draw:text-style-name="P18" draw:layer="layout" draw:type="line" svg:x1="23.734cm" svg:y1="11.193cm" svg:x2="23.734cm" svg:y2="10.6cm" svg:d="M23734 11193v-593" svg:viewBox="0 0 1 594">
              <text:p/>
            </draw:connector>
          </draw:g>
          <draw:frame draw:name="Caixa de texto 35" draw:style-name="gr31" draw:text-style-name="P16" draw:layer="layout" svg:width="0.884cm" svg:height="0.556cm" svg:x="19.034cm" svg:y="11.412cm">
            <draw:text-box>
              <text:p text:style-name="P12"><text:span text:style-name="T8">ES</text:span></text:p>
            </draw:text-box>
          </draw:frame>
          <draw:frame draw:name="Caixa de texto 35" draw:style-name="gr31" draw:text-style-name="P16" draw:layer="layout" svg:width="0.884cm" svg:height="0.556cm" svg:x="19.034cm" svg:y="11.994cm">
            <draw:text-box>
              <text:p text:style-name="P12"><text:span text:style-name="T8">LD</text:span></text:p>
            </draw:text-box>
          </draw:frame>
          <draw:frame draw:name="Caixa de texto 35" draw:style-name="gr31" draw:text-style-name="P16" draw:layer="layout" svg:width="0.884cm" svg:height="0.556cm" svg:x="19.198cm" svg:y="12.333cm">
            <draw:text-box>
              <text:p text:style-name="P12"><text:span text:style-name="T8">ck</text:span></text:p>
            </draw:text-box>
          </draw:frame>
          <draw:custom-shape draw:name="Elipse 45" draw:style-name="gr40" draw:text-style-name="P19" draw:layer="layout" svg:width="0.128cm" svg:height="0.128cm" svg:x="19.034cm" svg:y="12.922cm">
            <text:p/>
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line draw:style-name="gr41" draw:text-style-name="P1" draw:layer="layout" svg:x1="18.4cm" svg:y1="12.982cm" svg:x2="19.024cm" svg:y2="12.982cm">
            <text:p/>
          </draw:line>
          <draw:line draw:style-name="gr41" draw:text-style-name="P1" draw:layer="layout" svg:x1="18.4cm" svg:y1="12.679cm" svg:x2="19.224cm" svg:y2="12.679cm">
            <text:p/>
          </draw:line>
          <draw:line draw:style-name="gr41" draw:text-style-name="P1" draw:layer="layout" svg:x1="18.4cm" svg:y1="12.319cm" svg:x2="19.224cm" svg:y2="12.319cm">
            <text:p/>
          </draw:line>
          <draw:line draw:style-name="gr41" draw:text-style-name="P1" draw:layer="layout" svg:x1="18.4cm" svg:y1="11.719cm" svg:x2="19.224cm" svg:y2="11.719cm">
            <text:p/>
          </draw:line>
          <draw:line draw:style-name="gr41" draw:text-style-name="P1" draw:layer="layout" svg:x1="19.2cm" svg:y1="12.6cm" svg:x2="19.4cm" svg:y2="12.7cm">
            <text:p/>
          </draw:line>
          <draw:line draw:style-name="gr41" draw:text-style-name="P1" draw:layer="layout" svg:x1="19.2cm" svg:y1="12.8cm" svg:x2="19.4cm" svg:y2="12.7cm">
            <text:p/>
          </draw:line>
          <draw:line draw:style-name="gr42" draw:text-style-name="P1" draw:layer="layout" svg:x1="23.226cm" svg:y1="13.5cm" svg:x2="23.226cm" svg:y2="14.3cm">
            <text:p text:style-name="P3"><text:s/></text:p>
          </draw:line>
          <draw:line draw:style-name="gr41" draw:text-style-name="P1" draw:layer="layout" svg:x1="23.744cm" svg:y1="14.1cm" svg:x2="18.8cm" svg:y2="14.1cm">
            <text:p/>
          </draw:line>
          <draw:line draw:style-name="gr41" draw:text-style-name="P1" draw:layer="layout" svg:x1="18.8cm" svg:y1="14.1cm" svg:x2="18.8cm" svg:y2="11.7cm">
            <text:p/>
          </draw:line>
          <draw:custom-shape draw:style-name="gr43" draw:text-style-name="P20" draw:layer="layout" svg:width="0.4cm" svg:height="0.4cm" svg:x="21cm" svg:y="14.3cm">
            <text:p text:style-name="P3"><text:span text:style-name="T9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0.4cm" svg:height="0.4cm" svg:x="21.5cm" svg:y="14.3cm">
            <text:p text:style-name="P3"><text:span text:style-name="T10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0.4cm" svg:height="0.4cm" svg:x="22.018cm" svg:y="14.3cm">
            <text:p text:style-name="P3"><text:span text:style-name="T10">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0.4cm" svg:height="0.4cm" svg:x="22.527cm" svg:y="14.3cm">
            <text:p text:style-name="P3"><text:span text:style-name="T10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0.4cm" svg:height="0.4cm" svg:x="23.036cm" svg:y="14.3cm">
            <text:p text:style-name="P3"><text:span text:style-name="T10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0.4cm" svg:height="0.4cm" svg:x="23.536cm" svg:y="14.3cm">
            <text:p text:style-name="P3"><text:span text:style-name="T10">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22.726cm" svg:y1="13.5cm" svg:x2="22.726cm" svg:y2="14.3cm">
            <text:p text:style-name="P3"><text:s/></text:p>
          </draw:line>
          <draw:line draw:style-name="gr42" draw:text-style-name="P1" draw:layer="layout" svg:x1="22.217cm" svg:y1="13.5cm" svg:x2="22.217cm" svg:y2="14.3cm">
            <text:p text:style-name="P3"><text:s/></text:p>
          </draw:line>
          <draw:line draw:style-name="gr42" draw:text-style-name="P1" draw:layer="layout" svg:x1="21.708cm" svg:y1="13.5cm" svg:x2="21.708cm" svg:y2="14.3cm">
            <text:p text:style-name="P3"><text:s/></text:p>
          </draw:line>
          <draw:line draw:style-name="gr42" draw:text-style-name="P1" draw:layer="layout" svg:x1="21.199cm" svg:y1="13.5cm" svg:x2="21.199cm" svg:y2="14.3cm">
            <text:p text:style-name="P3"><text:s/></text:p>
          </draw:line>
          <draw:line draw:style-name="gr42" draw:text-style-name="P1" draw:layer="layout" svg:x1="23.735cm" svg:y1="13.5cm" svg:x2="23.735cm" svg:y2="14.3cm">
            <text:p text:style-name="P3"><text:s/></text:p>
          </draw:line>
          <draw:custom-shape draw:style-name="gr44" draw:text-style-name="P22" draw:layer="layout" svg:width="0.1cm" svg:height="0.1cm" svg:x="23.682cm" svg:y="14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draw:layer="layout" svg:width="0.1cm" svg:height="0.1cm" svg:x="18.756cm" svg:y="11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23" xml:id="id2" draw:id="id2" draw:layer="layout" svg:width="1.321cm" svg:height="1.321cm" svg:x="15.979cm" svg:y="3.2cm">
            <text:p text:style-name="P3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3" draw:id="id3" draw:layer="layout" svg:width="1.321cm" svg:height="1.321cm" svg:x="19.579cm" svg:y="2.5cm">
            <text:p text:style-name="P3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4" draw:id="id4" draw:layer="layout" svg:width="1.321cm" svg:height="1.321cm" svg:x="22.8cm" svg:y="2.1cm">
            <text:p text:style-name="P3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5" draw:id="id5" draw:layer="layout" svg:width="1.321cm" svg:height="1.321cm" svg:x="24.879cm" svg:y="4.1cm">
            <text:p text:style-name="P3"><text:span text:style-name="T1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6" draw:id="id6" draw:layer="layout" svg:width="1.321cm" svg:height="1.321cm" svg:x="24.079cm" svg:y="6.979cm">
            <text:p text:style-name="P3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7" draw:id="id7" draw:layer="layout" svg:width="1.321cm" svg:height="1.321cm" svg:x="20.779cm" svg:y="7.279cm">
            <text:p text:style-name="P3"><text:span text:style-name="T1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8" draw:id="id8" draw:layer="layout" svg:width="1.321cm" svg:height="1.321cm" svg:x="18.7cm" svg:y="5.179cm">
            <text:p text:style-name="P3"><text:span text:style-name="T1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9" draw:id="id9" draw:layer="layout" svg:width="1.321cm" svg:height="1.321cm" svg:x="15.2cm" svg:y="5.8cm">
            <text:p text:style-name="P3"><text:span text:style-name="T1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4" xml:id="id1" draw:id="id1" draw:layer="layout" svg:width="0.4cm" svg:height="0.4cm" svg:x="13.7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25" draw:layer="layout" draw:type="curve" svg:x1="14.1cm" svg:y1="4cm" svg:x2="15.979cm" svg:y2="3.861cm" draw:start-shape="id1" draw:start-glue-point="10" draw:end-shape="id2" draw:end-glue-point="6" svg:d="M14100 4000c1410 0 471-139 1879-139" svg:viewBox="0 0 1880 140">
            <text:p/>
          </draw:connector>
          <draw:connector draw:style-name="gr47" draw:text-style-name="P25" draw:layer="layout" draw:type="curve" svg:x1="17.3cm" svg:y1="3.861cm" svg:x2="19.579cm" svg:y2="3.161cm" draw:start-shape="id2" draw:start-glue-point="10" draw:end-shape="id3" draw:end-glue-point="6" svg:d="M17300 3861c1708 0 569-700 2279-700" svg:viewBox="0 0 2280 701">
            <text:p/>
          </draw:connector>
          <draw:connector draw:style-name="gr47" draw:text-style-name="P25" draw:layer="layout" draw:type="curve" svg:x1="20.9cm" svg:y1="3.161cm" svg:x2="22.8cm" svg:y2="2.761cm" draw:start-shape="id3" draw:start-glue-point="10" draw:end-shape="id4" draw:end-glue-point="6" svg:d="M20900 3161c1425 0 475-400 1900-400" svg:viewBox="0 0 1901 401">
            <text:p/>
          </draw:connector>
          <draw:connector draw:style-name="gr47" draw:text-style-name="P25" draw:layer="layout" draw:type="curve" svg:x1="24.121cm" svg:y1="2.761cm" svg:x2="25.54cm" svg:y2="4.1cm" draw:start-shape="id4" draw:start-glue-point="10" draw:end-shape="id5" draw:end-glue-point="4" svg:d="M24121 2761c946 0 1419 446 1419 1339" svg:viewBox="0 0 1420 1340">
            <text:p/>
          </draw:connector>
          <draw:connector draw:style-name="gr47" draw:text-style-name="P25" draw:layer="layout" draw:type="curve" svg:x1="24.079cm" svg:y1="7.64cm" svg:x2="22.1cm" svg:y2="7.94cm" draw:start-shape="id6" draw:start-glue-point="6" draw:end-shape="id7" draw:end-glue-point="10" svg:d="M24079 7640c-1485 0-496 300-1979 300" svg:viewBox="0 0 1980 301">
            <text:p/>
          </draw:connector>
          <draw:connector draw:style-name="gr47" draw:text-style-name="P25" draw:layer="layout" draw:type="curve" svg:x1="25.54cm" svg:y1="5.421cm" svg:x2="25.207cm" svg:y2="7.172cm" draw:start-shape="id5" draw:start-glue-point="8" draw:end-shape="id6" draw:end-glue-point="11" svg:d="M25540 5421c0 1168-333 293-333 1751" svg:viewBox="0 0 334 1752">
            <text:p/>
          </draw:connector>
          <draw:connector draw:style-name="gr47" draw:text-style-name="P25" draw:layer="layout" draw:type="curve" svg:x1="20.779cm" svg:y1="7.94cm" svg:x2="19.828cm" svg:y2="6.307cm" draw:start-shape="id7" draw:start-glue-point="6" draw:end-shape="id8" draw:end-glue-point="9" svg:d="M20779 7940c-634 0-951-544-951-1633" svg:viewBox="0 0 952 1634">
            <text:p/>
          </draw:connector>
          <draw:connector draw:style-name="gr47" draw:text-style-name="P25" draw:layer="layout" draw:type="curve" svg:x1="19.361cm" svg:y1="5.179cm" svg:x2="20.24cm" svg:y2="3.821cm" draw:start-shape="id8" draw:start-glue-point="4" draw:end-shape="id3" draw:end-glue-point="8" svg:d="M19361 5179c0-1018 879-340 879-1358" svg:viewBox="0 0 880 1359">
            <text:p/>
          </draw:connector>
          <draw:connector draw:style-name="gr47" draw:text-style-name="P25" draw:layer="layout" draw:type="curve" svg:x1="15.861cm" svg:y1="5.8cm" svg:x2="16.64cm" svg:y2="4.521cm" draw:start-shape="id9" draw:start-glue-point="4" draw:end-shape="id2" draw:end-glue-point="8" svg:d="M15861 5800c0-960 779-321 779-1279" svg:viewBox="0 0 780 1280">
            <text:p/>
          </draw:connector>
          <draw:frame draw:style-name="gr48" draw:text-style-name="P26" draw:layer="layout" svg:width="1.878cm" svg:height="0.963cm" svg:x="13cm" svg:y="2.9cm">
            <draw:text-box>
              <text:p><text:span text:style-name="T11">POR</text:span></text:p>
            </draw:text-box>
          </draw:frame>
        </draw:g>
        <draw:g>
          <draw:custom-shape draw:style-name="gr45" draw:text-style-name="P23" xml:id="id10" draw:id="id10" draw:layer="layout" svg:width="1.321cm" svg:height="1.321cm" svg:x="7.8cm" svg:y="10.2cm">
            <text:p text:style-name="P3"><text:span text:style-name="T1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11" draw:id="id11" draw:layer="layout" svg:width="1.321cm" svg:height="1.321cm" svg:x="11.221cm" svg:y="11.079cm">
            <text:p text:style-name="P3"><text:span text:style-name="T1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12" draw:id="id12" draw:layer="layout" svg:width="1.321cm" svg:height="1.321cm" svg:x="13cm" svg:y="13.279cm">
            <text:p text:style-name="P3"><text:span text:style-name="T1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13" draw:id="id13" draw:layer="layout" svg:width="1.321cm" svg:height="1.321cm" svg:x="9cm" svg:y="13.779cm">
            <text:p text:style-name="P3"><text:span text:style-name="T1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xml:id="id14" draw:id="id14" draw:layer="layout" svg:width="1.321cm" svg:height="1.321cm" svg:x="4.9cm" svg:y="9.979cm">
            <text:p text:style-name="P3"><text:span text:style-name="T1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25" draw:layer="layout" draw:type="curve" svg:x1="9.121cm" svg:y1="10.861cm" svg:x2="11.221cm" svg:y2="11.74cm" draw:start-shape="id10" draw:start-glue-point="10" draw:end-shape="id11" draw:end-glue-point="6" svg:d="M9121 10861c1575 0 525 879 2100 879" svg:viewBox="0 0 2101 880">
            <text:p/>
          </draw:connector>
          <draw:connector draw:style-name="gr47" draw:text-style-name="P25" draw:layer="layout" draw:type="curve" svg:x1="12.542cm" svg:y1="11.74cm" svg:x2="13.661cm" svg:y2="13.279cm" draw:start-shape="id11" draw:start-glue-point="10" draw:end-shape="id12" draw:end-glue-point="4" svg:d="M12542 11740c746 0 1119 513 1119 1539" svg:viewBox="0 0 1120 1540">
            <text:p/>
          </draw:connector>
          <draw:connector draw:style-name="gr47" draw:text-style-name="P25" draw:layer="layout" draw:type="curve" svg:x1="13.193cm" svg:y1="14.407cm" svg:x2="10.128cm" svg:y2="14.907cm" draw:start-shape="id12" draw:start-glue-point="7" draw:end-shape="id13" draw:end-glue-point="9" svg:d="M13193 14407c-2299 0-767 500-3065 500" svg:viewBox="0 0 3066 501">
            <text:p/>
          </draw:connector>
          <draw:connector draw:style-name="gr47" draw:text-style-name="P25" draw:layer="layout" draw:type="curve" svg:x1="9.661cm" svg:y1="13.779cm" svg:x2="11.414cm" svg:y2="12.207cm" draw:start-shape="id13" draw:start-glue-point="4" draw:end-shape="id11" draw:end-glue-point="7" svg:d="M9661 13779c0-1035 1753-249 1753-1572" svg:viewBox="0 0 1754 1573">
            <text:p/>
          </draw:connector>
          <draw:connector draw:style-name="gr47" draw:text-style-name="P25" draw:layer="layout" draw:type="curve" svg:x1="6.221cm" svg:y1="10.64cm" svg:x2="7.8cm" svg:y2="10.861cm" draw:start-shape="id14" draw:start-glue-point="10" draw:end-shape="id10" draw:end-glue-point="6" svg:d="M6221 10640c1183 0 394 221 1579 221" svg:viewBox="0 0 1580 222">
            <text:p/>
          </draw:connector>
          <draw:custom-shape draw:style-name="gr46" draw:text-style-name="P24" xml:id="id15" draw:id="id15" draw:layer="layout" svg:width="0.4cm" svg:height="0.4cm" svg:x="2.7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25" draw:layer="layout" draw:type="curve" svg:x1="3.1cm" svg:y1="10.979cm" svg:x2="4.979cm" svg:y2="10.84cm" draw:start-shape="id15" draw:start-glue-point="10" svg:d="M3100 10979c1786 0 847-139 1879-139" svg:viewBox="0 0 1880 140">
            <text:p/>
          </draw:connector>
          <draw:frame draw:style-name="gr48" draw:text-style-name="P26" draw:layer="layout" svg:width="1.878cm" svg:height="0.963cm" svg:x="2cm" svg:y="9.879cm">
            <draw:text-box>
              <text:p><text:span text:style-name="T11">POR</text:span></text:p>
            </draw:text-box>
          </draw:frame>
        </draw:g>
      </draw:page>
      <draw:page draw:name="page4" draw:style-name="dp1" draw:master-page-name="Padrão">
        <draw:g>
          <draw:custom-shape draw:style-name="gr49" draw:text-style-name="P28" xml:id="id17" draw:id="id17" draw:layer="layout" svg:width="1.321cm" svg:height="1.321cm" svg:x="7.558cm" svg:y="9.4cm">
            <text:p text:style-name="P27"><text:span text:style-name="T1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8" draw:id="id28" draw:layer="layout" svg:width="1.321cm" svg:height="1.321cm" svg:x="20.979cm" svg:y="6.979cm">
            <text:p text:style-name="P27"><text:span text:style-name="T1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7" draw:id="id27" draw:layer="layout" svg:width="1.321cm" svg:height="1.321cm" svg:x="18.579cm" svg:y="5.7cm">
            <text:p text:style-name="P27"><text:span text:style-name="T1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9" draw:id="id29" draw:layer="layout" svg:width="1.321cm" svg:height="1.321cm" svg:x="20.958cm" svg:y="9.879cm">
            <text:p text:style-name="P27"><text:span text:style-name="T12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30" draw:id="id30" draw:layer="layout" svg:width="1.321cm" svg:height="1.321cm" svg:x="18.959cm" svg:y="13.079cm">
            <text:p text:style-name="P27"><text:span text:style-name="T1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31" draw:id="id31" draw:layer="layout" svg:width="1.321cm" svg:height="1.321cm" svg:x="15.879cm" svg:y="11.779cm">
            <text:p text:style-name="P27"><text:span text:style-name="T1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5" draw:id="id25" draw:layer="layout" svg:width="1.321cm" svg:height="1.321cm" svg:x="14.558cm" svg:y="9.479cm">
            <text:p text:style-name="P27"><text:span text:style-name="T1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2" draw:id="id22" draw:layer="layout" svg:width="1.321cm" svg:height="1.321cm" svg:x="10.058cm" svg:y="10.679cm">
            <text:p text:style-name="P27"><text:span text:style-name="T12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9" xml:id="id16" draw:id="id16" draw:layer="layout" svg:width="0.4cm" svg:height="0.4cm" svg:x="4.88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1" draw:text-style-name="P30" draw:layer="layout" draw:type="curve" svg:x1="5.28cm" svg:y1="10.1cm" svg:x2="7.558cm" svg:y2="10.061cm" draw:start-shape="id16" draw:start-glue-point="10" draw:end-shape="id17" draw:end-glue-point="6" svg:d="M5280 10100c1708 0 570-39 2278-39" svg:viewBox="0 0 2279 40">
            <text:p/>
          </draw:connector>
          <draw:frame draw:style-name="gr52" draw:text-style-name="P32" draw:layer="layout" svg:width="1.878cm" svg:height="0.962cm" svg:x="4.179cm" svg:y="10.5cm">
            <draw:text-box>
              <text:p text:style-name="P31"><text:span text:style-name="T12">POR</text:span></text:p>
            </draw:text-box>
          </draw:frame>
          <draw:custom-shape draw:style-name="gr49" draw:text-style-name="P28" xml:id="id18" draw:id="id18" draw:layer="layout" svg:width="1.321cm" svg:height="1.321cm" svg:x="9.858cm" svg:y="7.979cm">
            <text:p text:style-name="P27"><text:span text:style-name="T1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19" draw:id="id19" draw:layer="layout" svg:width="1.321cm" svg:height="1.321cm" svg:x="11.458cm" svg:y="5.879cm">
            <text:p text:style-name="P27"><text:span text:style-name="T1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32" draw:id="id32" draw:layer="layout" svg:width="1.321cm" svg:height="1.321cm" svg:x="12.858cm" svg:y="11.379cm">
            <text:p text:style-name="P27"><text:span text:style-name="T1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0" draw:id="id20" draw:layer="layout" svg:width="1.321cm" svg:height="1.321cm" svg:x="13.98cm" svg:y="4.1cm">
            <text:p text:style-name="P27"><text:span text:style-name="T12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1" draw:id="id21" draw:layer="layout" svg:width="1.321cm" svg:height="1.321cm" svg:x="12.358cm" svg:y="8cm">
            <text:p text:style-name="P27"><text:span text:style-name="T1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3" draw:layer="layout" draw:type="curve" svg:x1="8.219cm" svg:y1="9.4cm" svg:x2="9.858cm" svg:y2="8.64cm" draw:start-shape="id17" draw:start-glue-point="4" draw:end-shape="id18" draw:end-glue-point="6" svg:d="M8219 9400c0-507 546-760 1639-760" svg:viewBox="0 0 1640 761">
            <text:p/>
          </draw:connector>
          <draw:connector draw:style-name="gr4" draw:text-style-name="P33" draw:layer="layout" draw:type="curve" svg:x1="11.458cm" svg:y1="6.54cm" svg:x2="10.519cm" svg:y2="7.979cm" draw:start-shape="id19" draw:start-glue-point="6" draw:end-shape="id18" draw:end-glue-point="4" svg:d="M11458 6540c-626 0-939 479-939 1439" svg:viewBox="0 0 940 1440">
            <text:p/>
          </draw:connector>
          <draw:connector draw:style-name="gr4" draw:text-style-name="P33" draw:layer="layout" draw:type="curve" svg:x1="13.98cm" svg:y1="4.761cm" svg:x2="12.119cm" svg:y2="5.879cm" draw:start-shape="id20" draw:start-glue-point="6" draw:end-shape="id19" draw:end-glue-point="4" svg:d="M13980 4761c-1241 0-1861 372-1861 1118" svg:viewBox="0 0 1862 1119">
            <text:p/>
          </draw:connector>
          <draw:connector draw:style-name="gr4" draw:text-style-name="P33" draw:layer="layout" draw:type="curve" svg:x1="11.179cm" svg:y1="8.64cm" svg:x2="12.358cm" svg:y2="8.661cm" draw:start-shape="id18" draw:start-glue-point="10" draw:end-shape="id21" draw:end-glue-point="6" svg:d="M11179 8640c883 0 294 21 1179 21" svg:viewBox="0 0 1180 22">
            <text:p/>
          </draw:connector>
          <draw:custom-shape draw:style-name="gr49" draw:text-style-name="P28" xml:id="id26" draw:id="id26" draw:layer="layout" svg:width="1.321cm" svg:height="1.321cm" svg:x="16.48cm" svg:y="7.6cm">
            <text:p text:style-name="P27"><text:span text:style-name="T1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3" draw:id="id23" draw:layer="layout" svg:width="1.321cm" svg:height="1.321cm" svg:x="5.858cm" svg:y="12.179cm">
            <text:p text:style-name="P27"><text:span text:style-name="T1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xml:id="id24" draw:id="id24" draw:layer="layout" svg:width="1.321cm" svg:height="1.321cm" svg:x="7.979cm" svg:y="13.4cm">
            <text:p text:style-name="P27"><text:span text:style-name="T1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3" draw:layer="layout" draw:type="curve" svg:x1="10.719cm" svg:y1="10.679cm" svg:x2="13.019cm" svg:y2="9.321cm" draw:start-shape="id22" draw:start-glue-point="4" draw:end-shape="id21" draw:end-glue-point="8" svg:d="M10719 10679c0-1018 2300-340 2300-1358" svg:viewBox="0 0 2301 1359">
            <text:p/>
          </draw:connector>
          <draw:connector draw:style-name="gr4" draw:text-style-name="P33" draw:layer="layout" draw:type="curve" svg:x1="6.986cm" svg:y1="12.372cm" svg:x2="10.058cm" svg:y2="11.34cm" draw:start-shape="id23" draw:start-glue-point="11" draw:end-shape="id22" draw:end-glue-point="6" svg:d="M6986 12372c2448 0 912-1032 3072-1032" svg:viewBox="0 0 3073 1033">
            <text:p/>
          </draw:connector>
          <draw:connector draw:style-name="gr4" draw:text-style-name="P33" draw:layer="layout" draw:type="curve" svg:x1="8.64cm" svg:y1="13.4cm" svg:x2="10.719cm" svg:y2="12cm" draw:start-shape="id24" draw:start-glue-point="4" draw:end-shape="id22" draw:end-glue-point="8" svg:d="M8640 13400c0-1050 2079-350 2079-1400" svg:viewBox="0 0 2080 1401">
            <text:p/>
          </draw:connector>
          <draw:connector draw:style-name="gr4" draw:text-style-name="P33" draw:layer="layout" draw:type="curve" svg:x1="13.679cm" svg:y1="8.661cm" svg:x2="14.751cm" svg:y2="9.672cm" draw:start-shape="id21" draw:start-glue-point="10" draw:end-shape="id25" draw:end-glue-point="5" svg:d="M13679 8661c715 0 1072 337 1072 1011" svg:viewBox="0 0 1073 1012">
            <text:p/>
          </draw:connector>
          <draw:connector draw:style-name="gr4" draw:text-style-name="P33" draw:layer="layout" draw:type="curve" svg:x1="16.48cm" svg:y1="8.261cm" svg:x2="15.219cm" svg:y2="9.479cm" draw:start-shape="id26" draw:start-glue-point="6" draw:end-shape="id25" draw:end-glue-point="4" svg:d="M16480 8261c-841 0-1261 406-1261 1218" svg:viewBox="0 0 1262 1219">
            <text:p/>
          </draw:connector>
          <draw:connector draw:style-name="gr4" draw:text-style-name="P33" draw:layer="layout" draw:type="curve" svg:x1="18.579cm" svg:y1="6.361cm" svg:x2="17.141cm" svg:y2="7.6cm" draw:start-shape="id27" draw:start-glue-point="6" draw:end-shape="id26" draw:end-glue-point="4" svg:d="M18579 6361c-959 0-1438 413-1438 1239" svg:viewBox="0 0 1439 1240">
            <text:p/>
          </draw:connector>
          <draw:connector draw:style-name="gr4" draw:text-style-name="P33" draw:layer="layout" draw:type="curve" svg:x1="21.64cm" svg:y1="6.979cm" svg:x2="19.9cm" svg:y2="6.361cm" draw:start-shape="id28" draw:start-glue-point="4" draw:end-shape="id27" draw:end-glue-point="10" svg:d="M21640 6979c0-412-580-618-1740-618" svg:viewBox="0 0 1741 619">
            <text:p/>
          </draw:connector>
          <draw:connector draw:style-name="gr4" draw:text-style-name="P33" draw:layer="layout" draw:type="curve" svg:x1="21.619cm" svg:y1="9.879cm" svg:x2="22.107cm" svg:y2="8.107cm" draw:start-shape="id29" draw:start-glue-point="4" draw:end-shape="id28" draw:end-glue-point="9" svg:d="M21619 9879c0-1185 488-299 488-1772" svg:viewBox="0 0 489 1773">
            <text:p/>
          </draw:connector>
          <draw:connector draw:style-name="gr4" draw:text-style-name="P33" draw:layer="layout" draw:type="curve" svg:x1="20.28cm" svg:y1="13.74cm" svg:x2="21.619cm" svg:y2="11.2cm" draw:start-shape="id30" draw:start-glue-point="10" draw:end-shape="id29" draw:end-glue-point="8" svg:d="M20280 13740c893 0 1339-846 1339-2540" svg:viewBox="0 0 1340 2541">
            <text:p/>
          </draw:connector>
          <draw:connector draw:style-name="gr4" draw:text-style-name="P33" draw:layer="layout" draw:type="curve" svg:x1="15.219cm" svg:y1="10.8cm" svg:x2="16.072cm" svg:y2="11.972cm" draw:start-shape="id25" draw:start-glue-point="8" draw:end-shape="id31" draw:end-glue-point="5" svg:d="M15219 10800c0 782 284 1172 853 1172" svg:viewBox="0 0 854 1173">
            <text:p/>
          </draw:connector>
          <draw:connector draw:style-name="gr4" draw:text-style-name="P33" draw:layer="layout" draw:type="curve" svg:x1="17.007cm" svg:y1="12.907cm" svg:x2="18.959cm" svg:y2="13.74cm" draw:start-shape="id31" draw:start-glue-point="9" draw:end-shape="id30" draw:end-glue-point="6" svg:d="M17007 12907c1608 0 632 833 1952 833" svg:viewBox="0 0 1953 834">
            <text:p/>
          </draw:connector>
          <draw:connector draw:style-name="gr4" draw:text-style-name="P33" draw:layer="layout" draw:type="curve" svg:x1="13.519cm" svg:y1="11.379cm" svg:x2="14.558cm" svg:y2="10.14cm" draw:start-shape="id32" draw:start-glue-point="4" draw:end-shape="id25" draw:end-glue-point="6" svg:d="M13519 11379c0-826 346-1239 1039-1239" svg:viewBox="0 0 1040 1240">
            <text:p/>
          </draw:connector>
        </draw:g>
      </draw:page>
      <draw:page draw:name="page5" draw:style-name="dp1" draw:master-page-name="Padrão">
        <draw:g>
          <draw:custom-shape draw:style-name="gr53" draw:text-style-name="P35" xml:id="id34" draw:id="id34" draw:layer="layout" svg:width="1.425cm" svg:height="1.441cm" svg:x="8.615cm" svg:y="6.4cm">
            <text:p text:style-name="P34"><text:span text:style-name="T12">0</text:span></text:p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35" xml:id="id35" draw:id="id35" draw:layer="layout" svg:width="1.426cm" svg:height="1.441cm" svg:x="12.499cm" svg:y="5.636cm">
            <text:p text:style-name="P34"><text:span text:style-name="T12">3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3" draw:text-style-name="P35" xml:id="id36" draw:id="id36" draw:layer="layout" svg:width="1.425cm" svg:height="1.441cm" svg:x="15.975cm" svg:y="5.2cm">
            <text:p text:style-name="P36"><text:span text:style-name="T13">7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3" draw:text-style-name="P35" xml:id="id39" draw:id="id39" draw:layer="layout" svg:width="1.425cm" svg:height="1.441cm" svg:x="20.075cm" svg:y="9.455cm">
            <text:p text:style-name="P36"><text:span text:style-name="T13">9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3" draw:text-style-name="P35" xml:id="id37" draw:id="id37" draw:layer="layout" svg:width="1.425cm" svg:height="1.441cm" svg:x="19.5cm" svg:y="12.3cm">
            <text:p text:style-name="P36"><text:span text:style-name="T13">2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35" xml:id="id38" draw:id="id38" draw:layer="layout" svg:width="1.426cm" svg:height="1.441cm" svg:x="15.736cm" svg:y="13.359cm">
            <text:p text:style-name="P36"><text:span text:style-name="T13">5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35" xml:id="id40" draw:id="id40" draw:layer="layout" svg:width="1.426cm" svg:height="1.441cm" svg:x="12.306cm" svg:y="11.504cm">
            <text:p text:style-name="P34"><text:span text:style-name="T12">11</text:span></text:p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5" draw:text-style-name="P37" xml:id="id33" draw:id="id33" draw:layer="layout" svg:width="0.432cm" svg:height="0.436cm" svg:x="6.156cm" svg:y="7.055cm">
            <text:p/>
            <draw:enhanced-geometry svg:viewBox="0 0 21600 21600" draw:extrusion="false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1" draw:text-style-name="P38" draw:layer="layout" draw:type="curve" svg:x1="6.588cm" svg:y1="7.273cm" svg:x2="8.615cm" svg:y2="7.121cm" draw:start-shape="id33" draw:start-glue-point="10" draw:end-shape="id34" draw:end-glue-point="6" svg:d="M6588 7273c1521 0 508-152 2027-152" svg:viewBox="0 0 2028 153">
            <text:p/>
          </draw:connector>
          <draw:connector draw:style-name="gr56" draw:text-style-name="P39" draw:layer="layout" draw:type="curve" svg:x1="10.04cm" svg:y1="7.121cm" svg:x2="12.499cm" svg:y2="6.357cm" draw:start-shape="id34" draw:start-glue-point="10" draw:end-shape="id35" draw:end-glue-point="6" svg:d="M10040 7121c1845 0 616-764 2459-764" svg:viewBox="0 0 2460 765">
            <text:p/>
          </draw:connector>
          <draw:connector draw:style-name="gr51" draw:text-style-name="P38" draw:layer="layout" draw:type="curve" svg:x1="13.925cm" svg:y1="6.357cm" svg:x2="15.975cm" svg:y2="5.921cm" draw:start-shape="id35" draw:start-glue-point="10" draw:end-shape="id36" draw:end-glue-point="6" svg:d="M13925 6357c1537 0 513-436 2050-436" svg:viewBox="0 0 2051 437">
            <text:p/>
          </draw:connector>
          <draw:connector draw:style-name="gr51" draw:text-style-name="P38" draw:layer="layout" draw:type="curve" svg:x1="20.213cm" svg:y1="13.741cm" svg:x2="16.954cm" svg:y2="14.589cm" draw:start-shape="id37" draw:start-glue-point="8" draw:end-shape="id38" draw:end-glue-point="9" svg:d="M20213 13741c0 566-1086 848-3259 848" svg:viewBox="0 0 3260 849">
            <text:p/>
          </draw:connector>
          <draw:connector draw:style-name="gr51" draw:text-style-name="P38" draw:layer="layout" draw:type="curve" svg:x1="21.5cm" svg:y1="10.176cm" svg:x2="20.717cm" svg:y2="12.511cm" draw:start-shape="id39" draw:start-glue-point="10" draw:end-shape="id37" draw:end-glue-point="11" svg:d="M21500 10176c751 0 1143 2335-783 2335" svg:viewBox="0 0 1402 2336">
            <text:p/>
          </draw:connector>
          <draw:connector draw:style-name="gr51" draw:text-style-name="P38" draw:layer="layout" draw:type="curve" svg:x1="15.736cm" svg:y1="14.08cm" svg:x2="13.019cm" svg:y2="12.945cm" draw:start-shape="id38" draw:start-glue-point="6" draw:end-shape="id40" draw:end-glue-point="8" svg:d="M15736 14080c-1812 0-2717-378-2717-1135" svg:viewBox="0 0 2718 1136">
            <text:p/>
          </draw:connector>
          <draw:frame draw:style-name="gr57" draw:text-style-name="P41" draw:layer="layout" svg:width="2.026cm" svg:height="1.05cm" svg:x="5.401cm" svg:y="6.073cm">
            <draw:text-box>
              <text:p text:style-name="P40"><text:span text:style-name="T12">POR</text:span></text:p>
            </draw:text-box>
          </draw:frame>
          <draw:custom-shape draw:style-name="gr53" draw:text-style-name="P35" xml:id="id42" draw:id="id42" draw:layer="layout" svg:width="1.425cm" svg:height="1.441cm" svg:x="13.147cm" svg:y="8.123cm">
            <text:p text:style-name="P34"><text:span text:style-name="T12">14</text:span></text:p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5" xml:id="id41" draw:id="id41" draw:layer="layout" svg:width="1.425cm" svg:height="1.441cm" svg:x="16.923cm" svg:y="7.273cm">
            <text:p text:style-name="P34"><text:span text:style-name="T12">15</text:span></text:p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2" draw:layer="layout" draw:type="curve" svg:x1="17.4cm" svg:y1="5.921cm" svg:x2="17.636cm" svg:y2="7.273cm" draw:start-shape="id36" draw:start-glue-point="10" draw:end-shape="id41" draw:end-glue-point="4" svg:d="M17400 5921c158 0 236 450 236 1352" svg:viewBox="0 0 237 1353">
            <text:p/>
          </draw:connector>
          <draw:connector draw:style-name="gr4" draw:text-style-name="P42" draw:layer="layout" draw:type="curve" svg:x1="18.348cm" svg:y1="7.994cm" svg:x2="20.788cm" svg:y2="9.455cm" draw:start-shape="id41" draw:start-glue-point="10" draw:end-shape="id39" draw:end-glue-point="4" svg:d="M18348 7994c1627 0 2440 487 2440 1461" svg:viewBox="0 0 2441 1462">
            <text:p/>
          </draw:connector>
          <draw:connector draw:style-name="gr4" draw:text-style-name="P42" draw:layer="layout" draw:type="curve" svg:x1="12.514cm" svg:y1="11.715cm" svg:x2="13.147cm" svg:y2="8.844cm" draw:start-shape="id40" draw:start-glue-point="5" draw:end-shape="id42" draw:end-glue-point="6" svg:d="M12514 11715c-1063 0-1380-2871 633-2871" svg:viewBox="0 0 1474 2872">
            <text:p/>
          </draw:connector>
          <draw:connector draw:style-name="gr4" draw:text-style-name="P42" draw:layer="layout" draw:type="curve" svg:x1="13.86cm" svg:y1="8.123cm" svg:x2="16.923cm" svg:y2="7.994cm" draw:start-shape="id42" draw:start-glue-point="4" draw:end-shape="id41" draw:end-glue-point="6" svg:d="M13860 8123c0-753 944-628 1269-472s30 343 1794 343" svg:viewBox="0 0 3064 591">
            <text:p/>
          </draw:connector>
        </draw:g>
        <draw:line draw:style-name="gr1" draw:text-style-name="P43" draw:layer="layout" svg:x1="5.601cm" svg:y1="6cm" svg:x2="6.90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8:28:50.79</meta:creation-date>
    <dc:date>2016-02-17T19:45:33.965000000</dc:date>
    <meta:editing-duration>P1DT1H50M25S</meta:editing-duration>
    <meta:editing-cycles>19</meta:editing-cycles>
    <meta:generator>LibreOffice/5.1.0.3$Windows_x86 LibreOffice_project/5e3e00a007d9b3b6efb6797a8b8e57b51ab1f737</meta:generator>
    <meta:document-statistic meta:object-count="433"/>
  </office:meta>
</office:document-meta>
</file>